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8/04/2026 05:30:2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292401">
            <text:p>292401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852.8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3/10/2025</text:p>
          </table:table-cell>
          <table:table-cell table:style-name="ce0" office:value-type="string" calcext:value-type="string">
            <text:p>08/10/2025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729.4">
            <text:p>1472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729.4">
            <text:p>1472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424">
            <text:p>0,084</text:p>
          </table:table-cell>
          <table:table-cell table:style-name="ce12N2" office:value-type="float" office:value="125.7">
            <text:p>125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72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10/20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510614132820001435500100285282919605967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299145">
            <text:p>299145</text:p>
          </table:table-cell>
          <table:table-cell table:style-name="ce0" table:number-columns-spanned="4" table:number-rows-spanned="1" office:value-type="string" calcext:value-type="string">
            <text:p>5.700 - MARSCHALL IND. COM. IMP. EXP. LTDA</text:p>
          </table:table-cell>
          <table:covered-table-cell table:number-columns-repeated="3"/>
          <table:table-cell table:style-name="ce0" office:value-type="string" calcext:value-type="string">
            <text:p>696.56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9/01/2026</text:p>
          </table:table-cell>
          <table:table-cell table:style-name="ce0" office:value-type="string" calcext:value-type="string">
            <text:p>12/01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25.43">
            <text:p>1225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019">
            <text:p>101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25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2/01/2026</text:p>
          </table:table-cell>
          <table:table-cell table:style-name="ce12N2" office:value-type="float" office:value="118.13">
            <text:p>118,13</text:p>
          </table:table-cell>
          <table:table-cell table:style-name="ce12N2" office:value-type="float" office:value="1019">
            <text:p>1019,00</text:p>
          </table:table-cell>
          <table:table-cell table:style-name="ce12N2" office:value-type="float" office:value="40.76">
            <text:p>40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488.19">
            <text:p>488,19</text:p>
          </table:table-cell>
          <table:table-cell table:style-name="ce12N2" office:value-type="float" office:value="88.3">
            <text:p>88,30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1021305250001775500300069656013561187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2520">
            <text:p>302520</text:p>
          </table:table-cell>
          <table:table-cell table:style-name="ce0" table:number-columns-spanned="4" table:number-rows-spanned="1" office:value-type="string" calcext:value-type="string">
            <text:p>15.690 - CLI CENTRAL DE LOGISTICA INTEGRADA LTDA</text:p>
          </table:table-cell>
          <table:covered-table-cell table:number-columns-repeated="3"/>
          <table:table-cell table:style-name="ce0" office:value-type="string" calcext:value-type="string">
            <text:p>38.092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24/02/2026</text:p>
          </table:table-cell>
          <table:table-cell table:style-name="ce0" office:value-type="string" calcext:value-type="string">
            <text:p>04/03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4.51">
            <text:p>354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4.51">
            <text:p>354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54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4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4.51">
            <text:p>354,51</text:p>
          </table:table-cell>
          <table:table-cell table:style-name="ce12N2" office:value-type="float" office:value="24.82">
            <text:p>24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213528071000103550040000380921000371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2535">
            <text:p>302535</text:p>
          </table:table-cell>
          <table:table-cell table:style-name="ce0" table:number-columns-spanned="4" table:number-rows-spanned="1" office:value-type="string" calcext:value-type="string">
            <text:p>9.753 - VOTORANTIM CIMENTOS S/A</text:p>
          </table:table-cell>
          <table:covered-table-cell table:number-columns-repeated="3"/>
          <table:table-cell table:style-name="ce0" office:value-type="string" calcext:value-type="string">
            <text:p>1.430.018</text:p>
          </table:table-cell>
          <table:table-cell table:style-name="ce9" office:value-type="string" calcext:value-type="string">
            <text:p>6</text:p>
          </table:table-cell>
          <table:table-cell table:style-name="ce0" office:value-type="string" calcext:value-type="string">
            <text:p>03/03/2026</text:p>
          </table:table-cell>
          <table:table-cell table:style-name="ce0" office:value-type="string" calcext:value-type="string">
            <text:p>04/03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.79">
            <text:p>108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.79">
            <text:p>108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0">
            <text:p>30,000</text:p>
          </table:table-cell>
          <table:table-cell table:style-name="ce12N2" office:value-type="float" office:value="3425.1">
            <text:p>3425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8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4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8.79">
            <text:p>108,79</text:p>
          </table:table-cell>
          <table:table-cell table:style-name="ce12N2" office:value-type="float" office:value="21.76">
            <text:p>21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1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32603016378950074985500600143001814956667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224">
            <text:p>304224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4.09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1.76">
            <text:p>3011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11.76">
            <text:p>3011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552">
            <text:p>0,156</text:p>
          </table:table-cell>
          <table:table-cell table:style-name="ce12N2" office:value-type="float" office:value="10.56">
            <text:p>10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1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1.76">
            <text:p>3011,76</text:p>
          </table:table-cell>
          <table:table-cell table:style-name="ce12N2" office:value-type="float" office:value="120.47">
            <text:p>120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409610372351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02">
            <text:p>304302</text:p>
          </table:table-cell>
          <table:table-cell table:style-name="ce0" table:number-columns-spanned="4" table:number-rows-spanned="1" office:value-type="string" calcext:value-type="string">
            <text:p>3.659 - GERIS INDUSTRIA COM. IMPORT. E EXPORT. DE FERRAGENS LTDA.</text:p>
          </table:table-cell>
          <table:covered-table-cell table:number-columns-repeated="3"/>
          <table:table-cell table:style-name="ce0" office:value-type="string" calcext:value-type="string">
            <text:p>95.3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501.06">
            <text:p>67501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65376.33">
            <text:p>65376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82814">
            <text:p>2,828</text:p>
          </table:table-cell>
          <table:table-cell table:style-name="ce12N2" office:value-type="float" office:value="243">
            <text:p>24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7.501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2124.73">
            <text:p>2124,73</text:p>
          </table:table-cell>
          <table:table-cell table:style-name="ce12N2" office:value-type="float" office:value="65376.33">
            <text:p>65376,33</text:p>
          </table:table-cell>
          <table:table-cell table:style-name="ce12N2" office:value-type="float" office:value="2615.06">
            <text:p>2615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3041204530001025500100009536411221094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7">
            <text:p>304397</text:p>
          </table:table-cell>
          <table:table-cell table:style-name="ce0" table:number-columns-spanned="4" table:number-rows-spanned="1" office:value-type="string" calcext:value-type="string">
            <text:p>29.089 - OTTO BAUMGART INDUSTRIA E COMERCIO S A</text:p>
          </table:table-cell>
          <table:covered-table-cell table:number-columns-repeated="3"/>
          <table:table-cell table:style-name="ce0" office:value-type="string" calcext:value-type="string">
            <text:p>199.3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2.24">
            <text:p>52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522.24">
            <text:p>52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22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2.24">
            <text:p>522,24</text:p>
          </table:table-cell>
          <table:table-cell table:style-name="ce12N2" office:value-type="float" office:value="36.55">
            <text:p>36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606427740012095500100019933110060851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11">
            <text:p>304411</text:p>
          </table:table-cell>
          <table:table-cell table:style-name="ce0" table:number-columns-spanned="4" table:number-rows-spanned="1" office:value-type="string" calcext:value-type="string">
            <text:p>9.271 - HENKEL LTDA JUNDIAI (CD)</text:p>
          </table:table-cell>
          <table:covered-table-cell table:number-columns-repeated="3"/>
          <table:table-cell table:style-name="ce0" office:value-type="string" calcext:value-type="string">
            <text:p>882.859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04/04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3.3">
            <text:p>1063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63.3">
            <text:p>1063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155">
            <text:p>0,001</text:p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63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63.3">
            <text:p>1063,30</text:p>
          </table:table-cell>
          <table:table-cell table:style-name="ce12N2" office:value-type="float" office:value="74.43">
            <text:p>74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2777131003473550050008828591862957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55">
            <text:p>304555</text:p>
          </table:table-cell>
          <table:table-cell table:style-name="ce0" table:number-columns-spanned="4" table:number-rows-spanned="1" office:value-type="string" calcext:value-type="string">
            <text:p>780 - M.REIS &amp; CIA LTDA</text:p>
          </table:table-cell>
          <table:covered-table-cell table:number-columns-repeated="3"/>
          <table:table-cell table:style-name="ce0" office:value-type="string" calcext:value-type="string">
            <text:p>169.56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87.38">
            <text:p>3687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687.38">
            <text:p>3687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2352">
            <text:p>0,492</text:p>
          </table:table-cell>
          <table:table-cell table:style-name="ce12N2" office:value-type="float" office:value="169.22">
            <text:p>169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687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687.38">
            <text:p>3687,38</text:p>
          </table:table-cell>
          <table:table-cell table:style-name="ce12N2" office:value-type="float" office:value="258.12">
            <text:p>258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842989260001035500100016956116332527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46">
            <text:p>304646</text:p>
          </table:table-cell>
          <table:table-cell table:style-name="ce0" table:number-columns-spanned="4" table:number-rows-spanned="1" office:value-type="string" calcext:value-type="string">
            <text:p>31.020 - INFINITY INDUSTRIAL ATACADO LTDA</text:p>
          </table:table-cell>
          <table:covered-table-cell table:number-columns-repeated="3"/>
          <table:table-cell table:style-name="ce0" office:value-type="string" calcext:value-type="string">
            <text:p>15.469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732.35">
            <text:p>100732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97561.6">
            <text:p>97561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55622">
            <text:p>7,556</text:p>
          </table:table-cell>
          <table:table-cell table:style-name="ce12N2" office:value-type="float" office:value="12000">
            <text:p>120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0.732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9">
            <text:p>3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3170.75">
            <text:p>3170,75</text:p>
          </table:table-cell>
          <table:table-cell table:style-name="ce12N2" office:value-type="float" office:value="97561.6">
            <text:p>97561,60</text:p>
          </table:table-cell>
          <table:table-cell table:style-name="ce12N2" office:value-type="float" office:value="6829.31">
            <text:p>6829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16674070001305500000001546910150010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9">
            <text:p>304659</text:p>
          </table:table-cell>
          <table:table-cell table:style-name="ce0" table:number-columns-spanned="4" table:number-rows-spanned="1" office:value-type="string" calcext:value-type="string">
            <text:p>29.379 - AEROFLEX INDUSTRIA DE AEROSOL LTDA</text:p>
          </table:table-cell>
          <table:covered-table-cell table:number-columns-repeated="3"/>
          <table:table-cell table:style-name="ce0" office:value-type="string" calcext:value-type="string">
            <text:p>109.133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558">
            <text:p>3355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3558">
            <text:p>3355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436">
            <text:p>0,244</text:p>
          </table:table-cell>
          <table:table-cell table:style-name="ce12N2" office:value-type="float" office:value="1428">
            <text:p>142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3.55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3558">
            <text:p>33558,00</text:p>
          </table:table-cell>
          <table:table-cell table:style-name="ce12N2" office:value-type="float" office:value="1342.32">
            <text:p>1342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78729670005365500400010913313840138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1">
            <text:p>304661</text:p>
          </table:table-cell>
          <table:table-cell table:style-name="ce0" table:number-columns-spanned="4" table:number-rows-spanned="1" office:value-type="string" calcext:value-type="string">
            <text:p>29.379 - AEROFLEX INDUSTRIA DE AEROSOL LTDA</text:p>
          </table:table-cell>
          <table:covered-table-cell table:number-columns-repeated="3"/>
          <table:table-cell table:style-name="ce0" office:value-type="string" calcext:value-type="string">
            <text:p>109.142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1.16">
            <text:p>67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71.16">
            <text:p>67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872">
            <text:p>0,005</text:p>
          </table:table-cell>
          <table:table-cell table:style-name="ce12N2" office:value-type="float" office:value="28.56">
            <text:p>28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7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1.16">
            <text:p>671,16</text:p>
          </table:table-cell>
          <table:table-cell table:style-name="ce12N2" office:value-type="float" office:value="26.84">
            <text:p>26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78729670005365500400010914213641342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81">
            <text:p>304781</text:p>
          </table:table-cell>
          <table:table-cell table:style-name="ce0" table:number-columns-spanned="4" table:number-rows-spanned="1" office:value-type="string" calcext:value-type="string">
            <text:p>31.020 - INFINITY INDUSTRIAL ATACADO LTDA</text:p>
          </table:table-cell>
          <table:covered-table-cell table:number-columns-repeated="3"/>
          <table:table-cell table:style-name="ce0" office:value-type="string" calcext:value-type="string">
            <text:p>15.568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183.24">
            <text:p>24518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37465.6">
            <text:p>237465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7.83074">
            <text:p>17,831</text:p>
          </table:table-cell>
          <table:table-cell table:style-name="ce12N2" office:value-type="float" office:value="30200">
            <text:p>302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5.18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0">
            <text:p>4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7717.64">
            <text:p>7717,64</text:p>
          </table:table-cell>
          <table:table-cell table:style-name="ce12N2" office:value-type="float" office:value="237465.6">
            <text:p>237465,60</text:p>
          </table:table-cell>
          <table:table-cell table:style-name="ce12N2" office:value-type="float" office:value="16622.59">
            <text:p>16622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16674070001305500000001556810151510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49">
            <text:p>304849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181.4">
            <text:p>1618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193.8">
            <text:p>15193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89666">
            <text:p>5,897</text:p>
          </table:table-cell>
          <table:table-cell table:style-name="ce12N2" office:value-type="float" office:value="76.48">
            <text:p>76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181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987.6">
            <text:p>987,60</text:p>
          </table:table-cell>
          <table:table-cell table:style-name="ce12N2" office:value-type="float" office:value="15193.8">
            <text:p>15193,80</text:p>
          </table:table-cell>
          <table:table-cell table:style-name="ce12N2" office:value-type="float" office:value="607.75">
            <text:p>607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712717871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50">
            <text:p>304850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424.68">
            <text:p>21424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424.68">
            <text:p>21424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9484">
            <text:p>0,295</text:p>
          </table:table-cell>
          <table:table-cell table:style-name="ce12N2" office:value-type="float" office:value="78.26">
            <text:p>78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424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424.68">
            <text:p>21424,68</text:p>
          </table:table-cell>
          <table:table-cell table:style-name="ce12N2" office:value-type="float" office:value="856.99">
            <text:p>856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815475192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51">
            <text:p>304851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433.96">
            <text:p>38433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8433.96">
            <text:p>38433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888">
            <text:p>0,031</text:p>
          </table:table-cell>
          <table:table-cell table:style-name="ce12N2" office:value-type="float" office:value="87.34">
            <text:p>87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.433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433.96">
            <text:p>38433,96</text:p>
          </table:table-cell>
          <table:table-cell table:style-name="ce12N2" office:value-type="float" office:value="1537.36">
            <text:p>1537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915937857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35">
            <text:p>304935</text:p>
          </table:table-cell>
          <table:table-cell table:style-name="ce0" table:number-columns-spanned="4" table:number-rows-spanned="1" office:value-type="string" calcext:value-type="string">
            <text:p>12.833 - MULTI- BARRAS INDUSTRIA E COMERCIO EIRELI-EPP</text:p>
          </table:table-cell>
          <table:covered-table-cell table:number-columns-repeated="3"/>
          <table:table-cell table:style-name="ce0" office:value-type="string" calcext:value-type="string">
            <text:p>31.2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21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0787.82">
            <text:p>220787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207312.5">
            <text:p>207312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4.25975">
            <text:p>14,260</text:p>
          </table:table-cell>
          <table:table-cell table:style-name="ce12N2" office:value-type="float" office:value="33050">
            <text:p>3305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0.787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3475.32">
            <text:p>13475,32</text:p>
          </table:table-cell>
          <table:table-cell table:style-name="ce12N2" office:value-type="float" office:value="207312.5">
            <text:p>207312,50</text:p>
          </table:table-cell>
          <table:table-cell table:style-name="ce12N2" office:value-type="float" office:value="14292.5">
            <text:p>14292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274042360001405500100003123110947000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1">
            <text:p>304981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5.5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657.55">
            <text:p>43657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">
            <text:p>16,00</text:p>
          </table:table-cell>
          <table:table-cell table:style-name="ce12N2" office:value-type="float" office:value="43657.55">
            <text:p>43657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53612">
            <text:p>5,536</text:p>
          </table:table-cell>
          <table:table-cell table:style-name="ce12N2" office:value-type="float" office:value="703.02">
            <text:p>703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657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3657.55">
            <text:p>43657,55</text:p>
          </table:table-cell>
          <table:table-cell table:style-name="ce12N2" office:value-type="float" office:value="3056.03">
            <text:p>3056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557213907888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7">
            <text:p>30507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45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04">
            <text:p>1604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04">
            <text:p>160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736">
            <text:p>0,009</text:p>
          </table:table-cell>
          <table:table-cell table:style-name="ce12N2" office:value-type="float" office:value="2.24">
            <text:p>2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04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04">
            <text:p>1604,00</text:p>
          </table:table-cell>
          <table:table-cell table:style-name="ce12N2" office:value-type="float" office:value="112.28">
            <text:p>11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45917229078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8">
            <text:p>30507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33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633.6">
            <text:p>42633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2633.6">
            <text:p>42633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577">
            <text:p>0,146</text:p>
          </table:table-cell>
          <table:table-cell table:style-name="ce12N2" office:value-type="float" office:value="157.32">
            <text:p>157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.633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2633.6">
            <text:p>42633,60</text:p>
          </table:table-cell>
          <table:table-cell table:style-name="ce12N2" office:value-type="float" office:value="2984.35">
            <text:p>2984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33810807200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9">
            <text:p>30507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318.66">
            <text:p>52318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52318.66">
            <text:p>52318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5634">
            <text:p>0,496</text:p>
          </table:table-cell>
          <table:table-cell table:style-name="ce12N2" office:value-type="float" office:value="29">
            <text:p>29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2.318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318.66">
            <text:p>52318,66</text:p>
          </table:table-cell>
          <table:table-cell table:style-name="ce12N2" office:value-type="float" office:value="3662.31">
            <text:p>366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710866225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1">
            <text:p>3050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028.26">
            <text:p>106028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1120.37">
            <text:p>101120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265">
            <text:p>0,526</text:p>
          </table:table-cell>
          <table:table-cell table:style-name="ce12N2" office:value-type="float" office:value="7.27">
            <text:p>7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6.028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4907.89">
            <text:p>4907,89</text:p>
          </table:table-cell>
          <table:table-cell table:style-name="ce12N2" office:value-type="float" office:value="101120.37">
            <text:p>101120,37</text:p>
          </table:table-cell>
          <table:table-cell table:style-name="ce12N2" office:value-type="float" office:value="7078.43">
            <text:p>7078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617315654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8">
            <text:p>30508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10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418.97">
            <text:p>9418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44.1">
            <text:p>8844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5">
            <text:p>0,085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418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574.87">
            <text:p>574,87</text:p>
          </table:table-cell>
          <table:table-cell table:style-name="ce12N2" office:value-type="float" office:value="8844.1">
            <text:p>8844,10</text:p>
          </table:table-cell>
          <table:table-cell table:style-name="ce12N2" office:value-type="float" office:value="619.09">
            <text:p>619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10710227407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0">
            <text:p>30509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23.97">
            <text:p>24523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27.2">
            <text:p>230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1">
            <text:p>0,021</text:p>
          </table:table-cell>
          <table:table-cell table:style-name="ce12N2" office:value-type="float" office:value="11.44">
            <text:p>11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.523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1496.77">
            <text:p>1496,77</text:p>
          </table:table-cell>
          <table:table-cell table:style-name="ce12N2" office:value-type="float" office:value="23027.2">
            <text:p>23027,20</text:p>
          </table:table-cell>
          <table:table-cell table:style-name="ce12N2" office:value-type="float" office:value="1611.9">
            <text:p>161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210737226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3">
            <text:p>30509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8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24.32">
            <text:p>882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24.32">
            <text:p>8824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848">
            <text:p>0,047</text:p>
          </table:table-cell>
          <table:table-cell table:style-name="ce12N2" office:value-type="float" office:value="23.23">
            <text:p>23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82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24.32">
            <text:p>8824,32</text:p>
          </table:table-cell>
          <table:table-cell table:style-name="ce12N2" office:value-type="float" office:value="617.7">
            <text:p>617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83210192729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4">
            <text:p>30509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83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138">
            <text:p>6513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138">
            <text:p>6513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972">
            <text:p>0,972</text:p>
          </table:table-cell>
          <table:table-cell table:style-name="ce12N2" office:value-type="float" office:value="314.8">
            <text:p>314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5.13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138">
            <text:p>65138,00</text:p>
          </table:table-cell>
          <table:table-cell table:style-name="ce12N2" office:value-type="float" office:value="4559.66">
            <text:p>4559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83310878685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8">
            <text:p>305098</text:p>
          </table:table-cell>
          <table:table-cell table:style-name="ce0" table:number-columns-spanned="4" table:number-rows-spanned="1" office:value-type="string" calcext:value-type="string">
            <text:p>5.940 - BLUMENAU ILUMINACAO LTDA</text:p>
          </table:table-cell>
          <table:covered-table-cell table:number-columns-repeated="3"/>
          <table:table-cell table:style-name="ce0" office:value-type="string" calcext:value-type="string">
            <text:p>811.35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167.29">
            <text:p>83167,29</text:p>
          </table:table-cell>
          <table:table-cell table:style-name="ce12N2" office:value-type="float" office:value="3600.01">
            <text:p>3600,01</text:p>
          </table:table-cell>
          <table:table-cell table:style-name="ce12N2" office:value-type="float" office:value="78">
            <text:p>78,00</text:p>
          </table:table-cell>
          <table:table-cell table:style-name="ce12N2" office:value-type="float" office:value="74689.45">
            <text:p>74689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5.132434">
            <text:p>25,132</text:p>
          </table:table-cell>
          <table:table-cell table:style-name="ce12N2" office:value-type="float" office:value="2648.88">
            <text:p>2648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.167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6.37">
            <text:p>76,3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6906.58">
            <text:p>6906,58</text:p>
          </table:table-cell>
          <table:table-cell table:style-name="ce12N2" office:value-type="float" office:value="71089.44">
            <text:p>71089,44</text:p>
          </table:table-cell>
          <table:table-cell table:style-name="ce12N2" office:value-type="float" office:value="2874.74">
            <text:p>2874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28590.05">
            <text:p>28590,05</text:p>
          </table:table-cell>
          <table:table-cell table:style-name="ce12N2" office:value-type="float" office:value="5171.27">
            <text:p>5171,27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94164590001205500100081135410715765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08">
            <text:p>305108</text:p>
          </table:table-cell>
          <table:table-cell table:style-name="ce0" table:number-columns-spanned="4" table:number-rows-spanned="1" office:value-type="string" calcext:value-type="string">
            <text:p>1.695 - METALURGICA RONCONI DE MATAO LTDA - ME</text:p>
          </table:table-cell>
          <table:covered-table-cell table:number-columns-repeated="3"/>
          <table:table-cell table:style-name="ce0" office:value-type="string" calcext:value-type="string">
            <text:p>36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41.08">
            <text:p>31441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31441.08">
            <text:p>31441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168">
            <text:p>0,152</text:p>
          </table:table-cell>
          <table:table-cell table:style-name="ce12N2" office:value-type="float" office:value="551.82">
            <text:p>551,8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441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441.08">
            <text:p>31441,08</text:p>
          </table:table-cell>
          <table:table-cell table:style-name="ce12N2" office:value-type="float" office:value="1002.98">
            <text:p>1002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48875230001525500100003696910036964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8">
            <text:p>305188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8.9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">
            <text:p>1102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02">
            <text:p>1102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9812">
            <text:p>0,298</text:p>
          </table:table-cell>
          <table:table-cell table:style-name="ce12N2" office:value-type="float" office:value="28.76">
            <text:p>28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0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">
            <text:p>1102,00</text:p>
          </table:table-cell>
          <table:table-cell table:style-name="ce12N2" office:value-type="float" office:value="77.14">
            <text:p>77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89981613100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0">
            <text:p>30519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3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72.9">
            <text:p>2972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72.9">
            <text:p>2972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625">
            <text:p>0,028</text:p>
          </table:table-cell>
          <table:table-cell table:style-name="ce12N2" office:value-type="float" office:value="7.25">
            <text:p>7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72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72.9">
            <text:p>2972,90</text:p>
          </table:table-cell>
          <table:table-cell table:style-name="ce12N2" office:value-type="float" office:value="208.1">
            <text:p>208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381717361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3">
            <text:p>305193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8.9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22.51">
            <text:p>382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22.51">
            <text:p>3822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81412">
            <text:p>0,881</text:p>
          </table:table-cell>
          <table:table-cell table:style-name="ce12N2" office:value-type="float" office:value="84.78">
            <text:p>84,7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2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22.51">
            <text:p>3822,51</text:p>
          </table:table-cell>
          <table:table-cell table:style-name="ce12N2" office:value-type="float" office:value="267.57">
            <text:p>267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891717214951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4">
            <text:p>30519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5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545.9">
            <text:p>954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545.9">
            <text:p>9545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535">
            <text:p>0,025</text:p>
          </table:table-cell>
          <table:table-cell table:style-name="ce12N2" office:value-type="float" office:value="27.08">
            <text:p>2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54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545.9">
            <text:p>9545,90</text:p>
          </table:table-cell>
          <table:table-cell table:style-name="ce12N2" office:value-type="float" office:value="668.21">
            <text:p>668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501250669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5">
            <text:p>30519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3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849.35">
            <text:p>10849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49.35">
            <text:p>10849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095">
            <text:p>0,037</text:p>
          </table:table-cell>
          <table:table-cell table:style-name="ce12N2" office:value-type="float" office:value="8.21">
            <text:p>8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849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849.35">
            <text:p>10849,35</text:p>
          </table:table-cell>
          <table:table-cell table:style-name="ce12N2" office:value-type="float" office:value="759.45">
            <text:p>759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3517929651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2">
            <text:p>30520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39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33.9">
            <text:p>4233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233.9">
            <text:p>4233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">
            <text:p>0,015</text:p>
          </table:table-cell>
          <table:table-cell table:style-name="ce12N2" office:value-type="float" office:value="8.4">
            <text:p>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233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233.9">
            <text:p>4233,90</text:p>
          </table:table-cell>
          <table:table-cell table:style-name="ce12N2" office:value-type="float" office:value="296.37">
            <text:p>296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3901041796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7">
            <text:p>30520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26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07.6">
            <text:p>2307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7.6">
            <text:p>2307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75">
            <text:p>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07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07.6">
            <text:p>2307,60</text:p>
          </table:table-cell>
          <table:table-cell table:style-name="ce12N2" office:value-type="float" office:value="161.53">
            <text:p>16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26212380554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1">
            <text:p>305211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2.4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417.18">
            <text:p>63417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63417.18">
            <text:p>63417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0056">
            <text:p>0,070</text:p>
          </table:table-cell>
          <table:table-cell table:style-name="ce12N2" office:value-type="float" office:value="110.71">
            <text:p>110,7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3.417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417.18">
            <text:p>63417,18</text:p>
          </table:table-cell>
          <table:table-cell table:style-name="ce12N2" office:value-type="float" office:value="2536.69">
            <text:p>2536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24461466193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4">
            <text:p>305214</text:p>
          </table:table-cell>
          <table:table-cell table:style-name="ce0" table:number-columns-spanned="4" table:number-rows-spanned="1" office:value-type="string" calcext:value-type="string">
            <text:p>8.467 - MEGACABOS IND. COM. DE CABOS ESP. LTDA</text:p>
          </table:table-cell>
          <table:covered-table-cell table:number-columns-repeated="3"/>
          <table:table-cell table:style-name="ce0" office:value-type="string" calcext:value-type="string">
            <text:p>11.522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320.32">
            <text:p>29320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8170.32">
            <text:p>28170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2.59437">
            <text:p>92,594</text:p>
          </table:table-cell>
          <table:table-cell table:style-name="ce12N2" office:value-type="float" office:value="236.25">
            <text:p>236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320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41">
            <text:p>44,41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150">
            <text:p>1150,00</text:p>
          </table:table-cell>
          <table:table-cell table:style-name="ce12N2" office:value-type="float" office:value="28170.32">
            <text:p>28170,32</text:p>
          </table:table-cell>
          <table:table-cell table:style-name="ce12N2" office:value-type="float" office:value="1971.92">
            <text:p>1971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76428620002485500200001152217636816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5">
            <text:p>305215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6.23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0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42.61">
            <text:p>2542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2346.09">
            <text:p>2346,0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558">
            <text:p>0,036</text:p>
          </table:table-cell>
          <table:table-cell table:style-name="ce12N2" office:value-type="float" office:value="233.08">
            <text:p>233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42,6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4">
            <text:p>2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96.52">
            <text:p>196,52</text:p>
          </table:table-cell>
          <table:table-cell table:style-name="ce12N2" office:value-type="float" office:value="2346.09">
            <text:p>2346,09</text:p>
          </table:table-cell>
          <table:table-cell table:style-name="ce12N2" office:value-type="float" office:value="114.32">
            <text:p>11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623015684223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3">
            <text:p>30522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7E-5">
            <text:p>0,000</text:p>
          </table:table-cell>
          <table:table-cell table:style-name="ce12N2" office:value-type="float" office:value="0.12">
            <text:p>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2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42.91">
            <text:p>4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513602247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5">
            <text:p>30522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9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85">
            <text:p>0,024</text:p>
          </table:table-cell>
          <table:table-cell table:style-name="ce12N2" office:value-type="float" office:value="0.5">
            <text:p>0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2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12.96">
            <text:p>612,96</text:p>
          </table:table-cell>
          <table:table-cell table:style-name="ce12N2" office:value-type="float" office:value="42.91">
            <text:p>4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92916436466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2">
            <text:p>305232</text:p>
          </table:table-cell>
          <table:table-cell table:style-name="ce0" table:number-columns-spanned="4" table:number-rows-spanned="1" office:value-type="string" calcext:value-type="string">
            <text:p>694 - 3M DO BRASIL LTDA</text:p>
          </table:table-cell>
          <table:covered-table-cell table:number-columns-repeated="3"/>
          <table:table-cell table:style-name="ce0" office:value-type="string" calcext:value-type="string">
            <text:p>734.543</text:p>
          </table:table-cell>
          <table:table-cell table:style-name="ce9" office:value-type="string" calcext:value-type="string">
            <text:p>25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143.8">
            <text:p>5143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143.8">
            <text:p>5143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602">
            <text:p>0,136</text:p>
          </table:table-cell>
          <table:table-cell table:style-name="ce12N2" office:value-type="float" office:value="96">
            <text:p>9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143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143.8">
            <text:p>5143,80</text:p>
          </table:table-cell>
          <table:table-cell table:style-name="ce12N2" office:value-type="float" office:value="360.06">
            <text:p>360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459853710001085502500073454310029233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6">
            <text:p>305236</text:p>
          </table:table-cell>
          <table:table-cell table:style-name="ce0" table:number-columns-spanned="4" table:number-rows-spanned="1" office:value-type="string" calcext:value-type="string">
            <text:p>8.702 - TRAMONTINA S/A CUTELARIA</text:p>
          </table:table-cell>
          <table:covered-table-cell table:number-columns-repeated="3"/>
          <table:table-cell table:style-name="ce0" office:value-type="string" calcext:value-type="string">
            <text:p>1.347.0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39.96">
            <text:p>133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258.18">
            <text:p>1258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1604">
            <text:p>0,142</text:p>
          </table:table-cell>
          <table:table-cell table:style-name="ce12N2" office:value-type="float" office:value="18.08">
            <text:p>18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39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81.78">
            <text:p>81,78</text:p>
          </table:table-cell>
          <table:table-cell table:style-name="ce12N2" office:value-type="float" office:value="1258.18">
            <text:p>1258,18</text:p>
          </table:table-cell>
          <table:table-cell table:style-name="ce12N2" office:value-type="float" office:value="88.07">
            <text:p>88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00502380001145500100134709112193851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7">
            <text:p>30523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71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36.43">
            <text:p>7436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436.43">
            <text:p>7436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5">
            <text:p>0,013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436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436.43">
            <text:p>7436,43</text:p>
          </table:table-cell>
          <table:table-cell table:style-name="ce12N2" office:value-type="float" office:value="520.55">
            <text:p>520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71617874716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3">
            <text:p>305243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85.546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619.4">
            <text:p>1661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828">
            <text:p>1582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92">
            <text:p>0,792</text:p>
          </table:table-cell>
          <table:table-cell table:style-name="ce12N2" office:value-type="float" office:value="112">
            <text:p>11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61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791.4">
            <text:p>791,40</text:p>
          </table:table-cell>
          <table:table-cell table:style-name="ce12N2" office:value-type="float" office:value="15828">
            <text:p>15828,00</text:p>
          </table:table-cell>
          <table:table-cell table:style-name="ce12N2" office:value-type="float" office:value="633.12">
            <text:p>633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8554610084432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9">
            <text:p>30524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7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51.29">
            <text:p>6551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551.29">
            <text:p>6551,2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068">
            <text:p>0,024</text:p>
          </table:table-cell>
          <table:table-cell table:style-name="ce12N2" office:value-type="float" office:value="6.83">
            <text:p>6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51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51.29">
            <text:p>6551,29</text:p>
          </table:table-cell>
          <table:table-cell table:style-name="ce12N2" office:value-type="float" office:value="458.59">
            <text:p>458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7714222014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2">
            <text:p>30525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0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40.42">
            <text:p>254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40.42">
            <text:p>2540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">
            <text:p>0,017</text:p>
          </table:table-cell>
          <table:table-cell table:style-name="ce12N2" office:value-type="float" office:value="5.65">
            <text:p>5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4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40.42">
            <text:p>2540,42</text:p>
          </table:table-cell>
          <table:table-cell table:style-name="ce12N2" office:value-type="float" office:value="177.83">
            <text:p>177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0217767985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4">
            <text:p>305274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54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171.76">
            <text:p>28171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989.82">
            <text:p>27989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572733">
            <text:p>7,573</text:p>
          </table:table-cell>
          <table:table-cell table:style-name="ce12N2" office:value-type="float" office:value="27680.16">
            <text:p>27680,1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8.171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81.94">
            <text:p>181,94</text:p>
          </table:table-cell>
          <table:table-cell table:style-name="ce12N2" office:value-type="float" office:value="27989.82">
            <text:p>27989,82</text:p>
          </table:table-cell>
          <table:table-cell table:style-name="ce12N2" office:value-type="float" office:value="1959.29">
            <text:p>1959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54111371522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5">
            <text:p>305275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09.58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426.36">
            <text:p>61426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61029.66">
            <text:p>61029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.091243">
            <text:p>9,091</text:p>
          </table:table-cell>
          <table:table-cell table:style-name="ce12N2" office:value-type="float" office:value="42268.24">
            <text:p>42268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.426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55">
            <text:p>97,55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96.7">
            <text:p>396,70</text:p>
          </table:table-cell>
          <table:table-cell table:style-name="ce12N2" office:value-type="float" office:value="61029.66">
            <text:p>61029,66</text:p>
          </table:table-cell>
          <table:table-cell table:style-name="ce12N2" office:value-type="float" office:value="4272.08">
            <text:p>4272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095811353531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69">
            <text:p>305369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6.7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59.8">
            <text:p>1559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18">
            <text:p>141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0">
            <text:p>50,000</text:p>
          </table:table-cell>
          <table:table-cell table:style-name="ce12N2" office:value-type="float" office:value="11.5">
            <text:p>1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59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1">
            <text:p>9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1.8">
            <text:p>141,80</text:p>
          </table:table-cell>
          <table:table-cell table:style-name="ce12N2" office:value-type="float" office:value="1418">
            <text:p>1418,00</text:p>
          </table:table-cell>
          <table:table-cell table:style-name="ce12N2" office:value-type="float" office:value="99.26">
            <text:p>99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679815554493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3">
            <text:p>30537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5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83.06">
            <text:p>15983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83.06">
            <text:p>15983,0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1465">
            <text:p>0,031</text:p>
          </table:table-cell>
          <table:table-cell table:style-name="ce12N2" office:value-type="float" office:value="3.54">
            <text:p>3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983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83.06">
            <text:p>15983,06</text:p>
          </table:table-cell>
          <table:table-cell table:style-name="ce12N2" office:value-type="float" office:value="1118.81">
            <text:p>1118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56618711218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4">
            <text:p>30537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54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88.36">
            <text:p>3888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888.36">
            <text:p>3888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59">
            <text:p>0,014</text:p>
          </table:table-cell>
          <table:table-cell table:style-name="ce12N2" office:value-type="float" office:value="7.56">
            <text:p>7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88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88.36">
            <text:p>3888,36</text:p>
          </table:table-cell>
          <table:table-cell table:style-name="ce12N2" office:value-type="float" office:value="272.19">
            <text:p>272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54916847728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5">
            <text:p>30537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86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717.42">
            <text:p>5717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717.42">
            <text:p>5717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028">
            <text:p>0,015</text:p>
          </table:table-cell>
          <table:table-cell table:style-name="ce12N2" office:value-type="float" office:value="5.69">
            <text:p>5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717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717.42">
            <text:p>5717,42</text:p>
          </table:table-cell>
          <table:table-cell table:style-name="ce12N2" office:value-type="float" office:value="400.22">
            <text:p>400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86411004985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6">
            <text:p>30537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2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84">
            <text:p>18384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384">
            <text:p>1838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76">
            <text:p>0,098</text:p>
          </table:table-cell>
          <table:table-cell table:style-name="ce12N2" office:value-type="float" office:value="48.4">
            <text:p>4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384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384">
            <text:p>18384,00</text:p>
          </table:table-cell>
          <table:table-cell table:style-name="ce12N2" office:value-type="float" office:value="1286.88">
            <text:p>1286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23013477572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8">
            <text:p>30537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23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307.95">
            <text:p>30307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307.95">
            <text:p>30307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3779">
            <text:p>0,064</text:p>
          </table:table-cell>
          <table:table-cell table:style-name="ce12N2" office:value-type="float" office:value="45.12">
            <text:p>45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0.307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307.95">
            <text:p>30307,95</text:p>
          </table:table-cell>
          <table:table-cell table:style-name="ce12N2" office:value-type="float" office:value="2121.56">
            <text:p>2121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23114095274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79">
            <text:p>305379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80.617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6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6.4">
            <text:p>1946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6.4">
            <text:p>194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704">
            <text:p>0,167</text:p>
          </table:table-cell>
          <table:table-cell table:style-name="ce12N2" office:value-type="float" office:value="16.32">
            <text:p>16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6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6.4">
            <text:p>1946,40</text:p>
          </table:table-cell>
          <table:table-cell table:style-name="ce12N2" office:value-type="float" office:value="136.25">
            <text:p>136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8061716665777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1">
            <text:p>3053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27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179">
            <text:p>44179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179">
            <text:p>4417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94">
            <text:p>0,139</text:p>
          </table:table-cell>
          <table:table-cell table:style-name="ce12N2" office:value-type="float" office:value="76.4">
            <text:p>76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4.179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179">
            <text:p>44179,00</text:p>
          </table:table-cell>
          <table:table-cell table:style-name="ce12N2" office:value-type="float" office:value="3092.53">
            <text:p>3092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27312533630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2">
            <text:p>30538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2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58.68">
            <text:p>4558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558.68">
            <text:p>4558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224">
            <text:p>0,046</text:p>
          </table:table-cell>
          <table:table-cell table:style-name="ce12N2" office:value-type="float" office:value="19.76">
            <text:p>19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558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58.68">
            <text:p>4558,68</text:p>
          </table:table-cell>
          <table:table-cell table:style-name="ce12N2" office:value-type="float" office:value="319.11">
            <text:p>319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2414771207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3">
            <text:p>30538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33.94">
            <text:p>2433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33.94">
            <text:p>2433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876">
            <text:p>0,004</text:p>
          </table:table-cell>
          <table:table-cell table:style-name="ce12N2" office:value-type="float" office:value="2.98">
            <text:p>2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33,9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33.94">
            <text:p>2433,94</text:p>
          </table:table-cell>
          <table:table-cell table:style-name="ce12N2" office:value-type="float" office:value="170.38">
            <text:p>17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6616113126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4">
            <text:p>30538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58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37">
            <text:p>12637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637">
            <text:p>12637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2">
            <text:p>0,037</text:p>
          </table:table-cell>
          <table:table-cell table:style-name="ce12N2" office:value-type="float" office:value="42">
            <text:p>4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637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637">
            <text:p>12637,00</text:p>
          </table:table-cell>
          <table:table-cell table:style-name="ce12N2" office:value-type="float" office:value="884.59">
            <text:p>884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58917544259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5">
            <text:p>305385</text:p>
          </table:table-cell>
          <table:table-cell table:style-name="ce0" table:number-columns-spanned="4" table:number-rows-spanned="1" office:value-type="string" calcext:value-type="string">
            <text:p>9.109 - ESAB INDUSTRIA E COMERCIO LTDA</text:p>
          </table:table-cell>
          <table:covered-table-cell table:number-columns-repeated="3"/>
          <table:table-cell table:style-name="ce0" office:value-type="string" calcext:value-type="string">
            <text:p>237.99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7335.77">
            <text:p>57335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3836.4">
            <text:p>5383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299">
            <text:p>0,430</text:p>
          </table:table-cell>
          <table:table-cell table:style-name="ce12N2" office:value-type="float" office:value="5260">
            <text:p>526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7.335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499.37">
            <text:p>3499,37</text:p>
          </table:table-cell>
          <table:table-cell table:style-name="ce12N2" office:value-type="float" office:value="53836.4">
            <text:p>53836,40</text:p>
          </table:table-cell>
          <table:table-cell table:style-name="ce12N2" office:value-type="float" office:value="2153.46">
            <text:p>2153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297999210004905500000023799210976994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89">
            <text:p>305389</text:p>
          </table:table-cell>
          <table:table-cell table:style-name="ce0" table:number-columns-spanned="4" table:number-rows-spanned="1" office:value-type="string" calcext:value-type="string">
            <text:p>3.599 - KADESH CALCADOS PROFISSIONAIS LTDA</text:p>
          </table:table-cell>
          <table:covered-table-cell table:number-columns-repeated="3"/>
          <table:table-cell table:style-name="ce0" office:value-type="string" calcext:value-type="string">
            <text:p>334.972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80.11">
            <text:p>4480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">
            <text:p>12,00</text:p>
          </table:table-cell>
          <table:table-cell table:style-name="ce12N2" office:value-type="float" office:value="4480.11">
            <text:p>4480,1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0073">
            <text:p>0,501</text:p>
          </table:table-cell>
          <table:table-cell table:style-name="ce12N2" office:value-type="float" office:value="31.35">
            <text:p>31,3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80,1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80.11">
            <text:p>4480,11</text:p>
          </table:table-cell>
          <table:table-cell table:style-name="ce12N2" office:value-type="float" office:value="313.61">
            <text:p>313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62935640001465500200033497216288474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4">
            <text:p>305394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08.89">
            <text:p>3108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976.2">
            <text:p>2976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635">
            <text:p>0,086</text:p>
          </table:table-cell>
          <table:table-cell table:style-name="ce12N2" office:value-type="float" office:value="7.85">
            <text:p>7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08,8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32.69">
            <text:p>132,69</text:p>
          </table:table-cell>
          <table:table-cell table:style-name="ce12N2" office:value-type="float" office:value="2976.2">
            <text:p>2976,20</text:p>
          </table:table-cell>
          <table:table-cell table:style-name="ce12N2" office:value-type="float" office:value="191.74">
            <text:p>191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111661614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7">
            <text:p>305397</text:p>
          </table:table-cell>
          <table:table-cell table:style-name="ce0" table:number-columns-spanned="4" table:number-rows-spanned="1" office:value-type="string" calcext:value-type="string">
            <text:p>571 - MAX METALURGICA</text:p>
          </table:table-cell>
          <table:covered-table-cell table:number-columns-repeated="3"/>
          <table:table-cell table:style-name="ce0" office:value-type="string" calcext:value-type="string">
            <text:p>178.9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483.43">
            <text:p>7483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7237.14">
            <text:p>723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2.925296">
            <text:p>102,925</text:p>
          </table:table-cell>
          <table:table-cell table:style-name="ce12N2" office:value-type="float" office:value="242.18">
            <text:p>242,1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483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46.29">
            <text:p>246,29</text:p>
          </table:table-cell>
          <table:table-cell table:style-name="ce12N2" office:value-type="float" office:value="7237.14">
            <text:p>7237,14</text:p>
          </table:table-cell>
          <table:table-cell table:style-name="ce12N2" office:value-type="float" office:value="506.61">
            <text:p>506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19136810001345500100017890313998872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98">
            <text:p>305398</text:p>
          </table:table-cell>
          <table:table-cell table:style-name="ce0" table:number-columns-spanned="4" table:number-rows-spanned="1" office:value-type="string" calcext:value-type="string">
            <text:p>8.467 - MEGACABOS IND. COM. DE CABOS ESP. LTDA</text:p>
          </table:table-cell>
          <table:covered-table-cell table:number-columns-repeated="3"/>
          <table:table-cell table:style-name="ce0" office:value-type="string" calcext:value-type="string">
            <text:p>11.510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359.95">
            <text:p>11359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326.1">
            <text:p>11326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5472">
            <text:p>0,755</text:p>
          </table:table-cell>
          <table:table-cell table:style-name="ce12N2" office:value-type="float" office:value="53">
            <text:p>5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359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96">
            <text:p>44,9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3.85">
            <text:p>33,85</text:p>
          </table:table-cell>
          <table:table-cell table:style-name="ce12N2" office:value-type="float" office:value="11326.1">
            <text:p>11326,10</text:p>
          </table:table-cell>
          <table:table-cell table:style-name="ce12N2" office:value-type="float" office:value="792.83">
            <text:p>792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76428620002485500200001151017761171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02">
            <text:p>305402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0.531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852.68">
            <text:p>54852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54852.68">
            <text:p>54852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.86372">
            <text:p>5,864</text:p>
          </table:table-cell>
          <table:table-cell table:style-name="ce12N2" office:value-type="float" office:value="419.7">
            <text:p>419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.852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4852.68">
            <text:p>54852,68</text:p>
          </table:table-cell>
          <table:table-cell table:style-name="ce12N2" office:value-type="float" office:value="3839.7">
            <text:p>3839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053110030181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07">
            <text:p>305407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0.887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040.4">
            <text:p>38040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8040.4">
            <text:p>3804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99589">
            <text:p>4,996</text:p>
          </table:table-cell>
          <table:table-cell table:style-name="ce12N2" office:value-type="float" office:value="1308.9">
            <text:p>1308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.040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040.4">
            <text:p>38040,40</text:p>
          </table:table-cell>
          <table:table-cell table:style-name="ce12N2" office:value-type="float" office:value="2662.83">
            <text:p>2662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088713737642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08">
            <text:p>30540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0.88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058.4">
            <text:p>39058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9058.4">
            <text:p>3905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53414">
            <text:p>2,534</text:p>
          </table:table-cell>
          <table:table-cell table:style-name="ce12N2" office:value-type="float" office:value="141.49">
            <text:p>141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.058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9058.4">
            <text:p>39058,40</text:p>
          </table:table-cell>
          <table:table-cell table:style-name="ce12N2" office:value-type="float" office:value="2734.09">
            <text:p>2734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088617294746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1">
            <text:p>305411</text:p>
          </table:table-cell>
          <table:table-cell table:style-name="ce0" table:number-columns-spanned="4" table:number-rows-spanned="1" office:value-type="string" calcext:value-type="string">
            <text:p>30.346 - TIGRE FERRAMENTAS PARA CONSTRUCAO CIVIL S.A</text:p>
          </table:table-cell>
          <table:covered-table-cell table:number-columns-repeated="3"/>
          <table:table-cell table:style-name="ce0" office:value-type="string" calcext:value-type="string">
            <text:p>262.5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463.87">
            <text:p>61463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">
            <text:p>58,00</text:p>
          </table:table-cell>
          <table:table-cell table:style-name="ce12N2" office:value-type="float" office:value="60621.94">
            <text:p>60621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877.752286">
            <text:p>877,752</text:p>
          </table:table-cell>
          <table:table-cell table:style-name="ce12N2" office:value-type="float" office:value="265.67">
            <text:p>265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1.463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841.93">
            <text:p>841,93</text:p>
          </table:table-cell>
          <table:table-cell table:style-name="ce12N2" office:value-type="float" office:value="60621.94">
            <text:p>60621,94</text:p>
          </table:table-cell>
          <table:table-cell table:style-name="ce12N2" office:value-type="float" office:value="4074.91">
            <text:p>4074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330642620002505500100026256611201293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4">
            <text:p>305414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6.47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96.09">
            <text:p>11296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40.52">
            <text:p>10940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284">
            <text:p>0,428</text:p>
          </table:table-cell>
          <table:table-cell table:style-name="ce12N2" office:value-type="float" office:value="157.5">
            <text:p>157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296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4">
            <text:p>2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55.57">
            <text:p>355,57</text:p>
          </table:table-cell>
          <table:table-cell table:style-name="ce12N2" office:value-type="float" office:value="10940.52">
            <text:p>10940,52</text:p>
          </table:table-cell>
          <table:table-cell table:style-name="ce12N2" office:value-type="float" office:value="765.84">
            <text:p>765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647915710660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2">
            <text:p>305422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0.42">
            <text:p>45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436.25">
            <text:p>436,2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11">
            <text:p>0,005</text:p>
          </table:table-cell>
          <table:table-cell table:style-name="ce12N2" office:value-type="float" office:value="9.03">
            <text:p>9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.17">
            <text:p>14,17</text:p>
          </table:table-cell>
          <table:table-cell table:style-name="ce12N2" office:value-type="float" office:value="436.25">
            <text:p>436,25</text:p>
          </table:table-cell>
          <table:table-cell table:style-name="ce12N2" office:value-type="float" office:value="30.54">
            <text:p>30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017514542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3">
            <text:p>305423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4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8.73">
            <text:p>112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93.2">
            <text:p>1093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52">
            <text:p>0,003</text:p>
          </table:table-cell>
          <table:table-cell table:style-name="ce12N2" office:value-type="float" office:value="3.84">
            <text:p>3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28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7.56">
            <text:p>57,5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5.53">
            <text:p>35,53</text:p>
          </table:table-cell>
          <table:table-cell table:style-name="ce12N2" office:value-type="float" office:value="1093.2">
            <text:p>1093,20</text:p>
          </table:table-cell>
          <table:table-cell table:style-name="ce12N2" office:value-type="float" office:value="43.73">
            <text:p>4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414223097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5">
            <text:p>30542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9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84.73">
            <text:p>2684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501.2">
            <text:p>2501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.18336">
            <text:p>10,183</text:p>
          </table:table-cell>
          <table:table-cell table:style-name="ce12N2" office:value-type="float" office:value="20.88">
            <text:p>20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684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.52">
            <text:p>29,5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3.53">
            <text:p>183,53</text:p>
          </table:table-cell>
          <table:table-cell table:style-name="ce12N2" office:value-type="float" office:value="2501.2">
            <text:p>2501,20</text:p>
          </table:table-cell>
          <table:table-cell table:style-name="ce12N2" office:value-type="float" office:value="139.03">
            <text:p>139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9610923997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1">
            <text:p>30545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8.84">
            <text:p>508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477.78">
            <text:p>477,7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9144">
            <text:p>0,209</text:p>
          </table:table-cell>
          <table:table-cell table:style-name="ce12N2" office:value-type="float" office:value="6.69">
            <text:p>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8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1.06">
            <text:p>31,06</text:p>
          </table:table-cell>
          <table:table-cell table:style-name="ce12N2" office:value-type="float" office:value="477.78">
            <text:p>477,78</text:p>
          </table:table-cell>
          <table:table-cell table:style-name="ce12N2" office:value-type="float" office:value="19.12">
            <text:p>19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111308725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2">
            <text:p>3054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816465395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3">
            <text:p>3054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.35">
            <text:p>167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804">
            <text:p>0,015</text:p>
          </table:table-cell>
          <table:table-cell table:style-name="ce12N2" office:value-type="float" office:value="2.51">
            <text:p>2,5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7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.21">
            <text:p>10,21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6.29">
            <text:p>6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917612816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2">
            <text:p>305522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08.8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47">
            <text:p>3747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747">
            <text:p>3747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0.1842">
            <text:p>30,184</text:p>
          </table:table-cell>
          <table:table-cell table:style-name="ce12N2" office:value-type="float" office:value="111.3">
            <text:p>111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47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747">
            <text:p>3747,00</text:p>
          </table:table-cell>
          <table:table-cell table:style-name="ce12N2" office:value-type="float" office:value="262.29">
            <text:p>262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0889114994205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3">
            <text:p>305523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2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72.74">
            <text:p>2472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2472.74">
            <text:p>2472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6.287266">
            <text:p>6,287</text:p>
          </table:table-cell>
          <table:table-cell table:style-name="ce12N2" office:value-type="float" office:value="35.7">
            <text:p>35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72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72.74">
            <text:p>2472,74</text:p>
          </table:table-cell>
          <table:table-cell table:style-name="ce12N2" office:value-type="float" office:value="173.11">
            <text:p>173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23810674993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4">
            <text:p>305524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35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0.8">
            <text:p>400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0.8">
            <text:p>400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04">
            <text:p>0,020</text:p>
          </table:table-cell>
          <table:table-cell table:style-name="ce12N2" office:value-type="float" office:value="2.88">
            <text:p>2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0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0.8">
            <text:p>400,80</text:p>
          </table:table-cell>
          <table:table-cell table:style-name="ce12N2" office:value-type="float" office:value="28.06">
            <text:p>28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35119041430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25">
            <text:p>305525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0.4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995.05">
            <text:p>29995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9995.05">
            <text:p>29995,0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.48183">
            <text:p>7,482</text:p>
          </table:table-cell>
          <table:table-cell table:style-name="ce12N2" office:value-type="float" office:value="1720.4">
            <text:p>1720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995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974.34">
            <text:p>29974,34</text:p>
          </table:table-cell>
          <table:table-cell table:style-name="ce12N2" office:value-type="float" office:value="2098.21">
            <text:p>2098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040512177876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2">
            <text:p>30555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5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902.36">
            <text:p>7902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02.36">
            <text:p>7902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4856">
            <text:p>0,045</text:p>
          </table:table-cell>
          <table:table-cell table:style-name="ce12N2" office:value-type="float" office:value="10.26">
            <text:p>10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902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902.36">
            <text:p>7902,36</text:p>
          </table:table-cell>
          <table:table-cell table:style-name="ce12N2" office:value-type="float" office:value="553.17">
            <text:p>553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565132311364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5">
            <text:p>30555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29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573.94">
            <text:p>11573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573.94">
            <text:p>11573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2785">
            <text:p>0,023</text:p>
          </table:table-cell>
          <table:table-cell table:style-name="ce12N2" office:value-type="float" office:value="2.56">
            <text:p>2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573,9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573.94">
            <text:p>11573,94</text:p>
          </table:table-cell>
          <table:table-cell table:style-name="ce12N2" office:value-type="float" office:value="810.18">
            <text:p>810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29215437935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8">
            <text:p>30555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40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048.64">
            <text:p>14048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048.64">
            <text:p>14048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9744">
            <text:p>0,080</text:p>
          </table:table-cell>
          <table:table-cell table:style-name="ce12N2" office:value-type="float" office:value="18.24">
            <text:p>18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048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048.64">
            <text:p>14048,64</text:p>
          </table:table-cell>
          <table:table-cell table:style-name="ce12N2" office:value-type="float" office:value="983.4">
            <text:p>983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40114860247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3">
            <text:p>30556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79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03.76">
            <text:p>490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903.76">
            <text:p>4903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216">
            <text:p>0,000</text:p>
          </table:table-cell>
          <table:table-cell table:style-name="ce12N2" office:value-type="float" office:value="0.96">
            <text:p>0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903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903.76">
            <text:p>4903,76</text:p>
          </table:table-cell>
          <table:table-cell table:style-name="ce12N2" office:value-type="float" office:value="343.26">
            <text:p>343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79213623358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4">
            <text:p>30556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01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07.4">
            <text:p>6007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007.4">
            <text:p>600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67">
            <text:p>0,027</text:p>
          </table:table-cell>
          <table:table-cell table:style-name="ce12N2" office:value-type="float" office:value="10.32">
            <text:p>10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07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007.4">
            <text:p>6007,40</text:p>
          </table:table-cell>
          <table:table-cell table:style-name="ce12N2" office:value-type="float" office:value="420.52">
            <text:p>420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01017070781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8">
            <text:p>305568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8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81.72">
            <text:p>10781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781.72">
            <text:p>10781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14888">
            <text:p>1,149</text:p>
          </table:table-cell>
          <table:table-cell table:style-name="ce12N2" office:value-type="float" office:value="290">
            <text:p>29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781,7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781.72">
            <text:p>10781,72</text:p>
          </table:table-cell>
          <table:table-cell table:style-name="ce12N2" office:value-type="float" office:value="754.72">
            <text:p>754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80915451977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9">
            <text:p>30556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8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267.36">
            <text:p>8267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267.36">
            <text:p>8267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8024">
            <text:p>0,780</text:p>
          </table:table-cell>
          <table:table-cell table:style-name="ce12N2" office:value-type="float" office:value="170">
            <text:p>17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267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267.36">
            <text:p>8267,36</text:p>
          </table:table-cell>
          <table:table-cell table:style-name="ce12N2" office:value-type="float" office:value="578.72">
            <text:p>578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81013511856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0">
            <text:p>30557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4.8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35.31">
            <text:p>6635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635.31">
            <text:p>6635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81992">
            <text:p>0,782</text:p>
          </table:table-cell>
          <table:table-cell table:style-name="ce12N2" office:value-type="float" office:value="234">
            <text:p>234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635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635.31">
            <text:p>6635,31</text:p>
          </table:table-cell>
          <table:table-cell table:style-name="ce12N2" office:value-type="float" office:value="424.94">
            <text:p>424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48111144309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1">
            <text:p>30557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4.43">
            <text:p>3254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55.8">
            <text:p>3055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626">
            <text:p>0,036</text:p>
          </table:table-cell>
          <table:table-cell table:style-name="ce12N2" office:value-type="float" office:value="8.26">
            <text:p>8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54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98.63">
            <text:p>198,63</text:p>
          </table:table-cell>
          <table:table-cell table:style-name="ce12N2" office:value-type="float" office:value="3055.8">
            <text:p>3055,80</text:p>
          </table:table-cell>
          <table:table-cell table:style-name="ce12N2" office:value-type="float" office:value="213.91">
            <text:p>213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119040917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2">
            <text:p>3055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0.93">
            <text:p>650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11.2">
            <text:p>611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52">
            <text:p>0,007</text:p>
          </table:table-cell>
          <table:table-cell table:style-name="ce12N2" office:value-type="float" office:value="1.65">
            <text:p>1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50,9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9.73">
            <text:p>39,73</text:p>
          </table:table-cell>
          <table:table-cell table:style-name="ce12N2" office:value-type="float" office:value="611.2">
            <text:p>611,20</text:p>
          </table:table-cell>
          <table:table-cell table:style-name="ce12N2" office:value-type="float" office:value="42.78">
            <text:p>42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212804990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3">
            <text:p>3055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04.6">
            <text:p>7204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204.6">
            <text:p>720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26">
            <text:p>0,000</text:p>
          </table:table-cell>
          <table:table-cell table:style-name="ce12N2" office:value-type="float" office:value="6.1">
            <text:p>6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04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204.6">
            <text:p>7204,60</text:p>
          </table:table-cell>
          <table:table-cell table:style-name="ce12N2" office:value-type="float" office:value="504.32">
            <text:p>50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318640833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4">
            <text:p>3055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4.77">
            <text:p>1054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90.39">
            <text:p>990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78">
            <text:p>0,004</text:p>
          </table:table-cell>
          <table:table-cell table:style-name="ce12N2" office:value-type="float" office:value="2.4">
            <text:p>2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54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64.38">
            <text:p>64,38</text:p>
          </table:table-cell>
          <table:table-cell table:style-name="ce12N2" office:value-type="float" office:value="990.39">
            <text:p>990,39</text:p>
          </table:table-cell>
          <table:table-cell table:style-name="ce12N2" office:value-type="float" office:value="39.62">
            <text:p>39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416761666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5">
            <text:p>3055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39.27">
            <text:p>3839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790">
            <text:p>379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6.6">
            <text:p>66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39,2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49.27">
            <text:p>49,27</text:p>
          </table:table-cell>
          <table:table-cell table:style-name="ce12N2" office:value-type="float" office:value="3790">
            <text:p>3790,00</text:p>
          </table:table-cell>
          <table:table-cell table:style-name="ce12N2" office:value-type="float" office:value="151.6">
            <text:p>15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5169267697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6">
            <text:p>3055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660.56">
            <text:p>26660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6660.56">
            <text:p>26660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3006">
            <text:p>0,073</text:p>
          </table:table-cell>
          <table:table-cell table:style-name="ce12N2" office:value-type="float" office:value="120.3">
            <text:p>120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6.660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6660.56">
            <text:p>26660,56</text:p>
          </table:table-cell>
          <table:table-cell table:style-name="ce12N2" office:value-type="float" office:value="1404.9">
            <text:p>140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618527917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7">
            <text:p>30557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8.53">
            <text:p>2768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599.55">
            <text:p>259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3836">
            <text:p>0,044</text:p>
          </table:table-cell>
          <table:table-cell table:style-name="ce12N2" office:value-type="float" office:value="10.4">
            <text:p>10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68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68.98">
            <text:p>168,98</text:p>
          </table:table-cell>
          <table:table-cell table:style-name="ce12N2" office:value-type="float" office:value="2599.55">
            <text:p>2599,55</text:p>
          </table:table-cell>
          <table:table-cell table:style-name="ce12N2" office:value-type="float" office:value="103.99">
            <text:p>103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717395638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8">
            <text:p>3055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5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92095.9">
            <text:p>89209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3">
            <text:p>123,00</text:p>
          </table:table-cell>
          <table:table-cell table:style-name="ce12N2" office:value-type="float" office:value="886260.28">
            <text:p>886260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0.600986">
            <text:p>70,601</text:p>
          </table:table-cell>
          <table:table-cell table:style-name="ce12N2" office:value-type="float" office:value="3991.37">
            <text:p>3991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92.09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5835.62">
            <text:p>5835,62</text:p>
          </table:table-cell>
          <table:table-cell table:style-name="ce12N2" office:value-type="float" office:value="865643.95">
            <text:p>865643,95</text:p>
          </table:table-cell>
          <table:table-cell table:style-name="ce12N2" office:value-type="float" office:value="51949.58">
            <text:p>51949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59813886737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79">
            <text:p>30557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06.4">
            <text:p>2506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06.4">
            <text:p>250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524">
            <text:p>0,085</text:p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06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06.4">
            <text:p>2506,40</text:p>
          </table:table-cell>
          <table:table-cell table:style-name="ce12N2" office:value-type="float" office:value="175.45">
            <text:p>17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2183311338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0">
            <text:p>30558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919.6">
            <text:p>329919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">
            <text:p>67,00</text:p>
          </table:table-cell>
          <table:table-cell table:style-name="ce12N2" office:value-type="float" office:value="329638.43">
            <text:p>329638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1.730796">
            <text:p>31,731</text:p>
          </table:table-cell>
          <table:table-cell table:style-name="ce12N2" office:value-type="float" office:value="9382.58">
            <text:p>9382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.919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81.17">
            <text:p>281,17</text:p>
          </table:table-cell>
          <table:table-cell table:style-name="ce12N2" office:value-type="float" office:value="329638.43">
            <text:p>329638,43</text:p>
          </table:table-cell>
          <table:table-cell table:style-name="ce12N2" office:value-type="float" office:value="22089.61">
            <text:p>22089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313632746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1">
            <text:p>30558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75.04">
            <text:p>1775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5.04">
            <text:p>1775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">
            <text:p>0,032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75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75.04">
            <text:p>1775,04</text:p>
          </table:table-cell>
          <table:table-cell table:style-name="ce12N2" office:value-type="float" office:value="124.25">
            <text:p>124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417446621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2">
            <text:p>305582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30">
            <text:p>3133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330">
            <text:p>3133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0655">
            <text:p>1,065</text:p>
          </table:table-cell>
          <table:table-cell table:style-name="ce12N2" office:value-type="float" office:value="250">
            <text:p>25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33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30">
            <text:p>31330,00</text:p>
          </table:table-cell>
          <table:table-cell table:style-name="ce12N2" office:value-type="float" office:value="2193.1">
            <text:p>219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515040693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3">
            <text:p>305583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6.48">
            <text:p>806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6.48">
            <text:p>806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2152">
            <text:p>0,152</text:p>
          </table:table-cell>
          <table:table-cell table:style-name="ce12N2" office:value-type="float" office:value="44.26">
            <text:p>44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6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6.48">
            <text:p>806,48</text:p>
          </table:table-cell>
          <table:table-cell table:style-name="ce12N2" office:value-type="float" office:value="56.45">
            <text:p>56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613707419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4">
            <text:p>305584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5.2">
            <text:p>2415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15.2">
            <text:p>2415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304">
            <text:p>0,530</text:p>
          </table:table-cell>
          <table:table-cell table:style-name="ce12N2" office:value-type="float" office:value="310">
            <text:p>31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15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15.2">
            <text:p>2415,20</text:p>
          </table:table-cell>
          <table:table-cell table:style-name="ce12N2" office:value-type="float" office:value="169.06">
            <text:p>169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2713052696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5">
            <text:p>305585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3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542.2">
            <text:p>1254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542.2">
            <text:p>12542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0985">
            <text:p>1,099</text:p>
          </table:table-cell>
          <table:table-cell table:style-name="ce12N2" office:value-type="float" office:value="199.8">
            <text:p>199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542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542.2">
            <text:p>12542,20</text:p>
          </table:table-cell>
          <table:table-cell table:style-name="ce12N2" office:value-type="float" office:value="877.95">
            <text:p>877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31818167849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6">
            <text:p>305586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3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5806.28">
            <text:p>19580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95806.28">
            <text:p>195806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5.177944">
            <text:p>25,178</text:p>
          </table:table-cell>
          <table:table-cell table:style-name="ce12N2" office:value-type="float" office:value="9694.66">
            <text:p>9694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5.806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5806.28">
            <text:p>195806,28</text:p>
          </table:table-cell>
          <table:table-cell table:style-name="ce12N2" office:value-type="float" office:value="8413.51">
            <text:p>8413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32014952461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8">
            <text:p>305588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8.57">
            <text:p>35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8.57">
            <text:p>35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62">
            <text:p>0,096</text:p>
          </table:table-cell>
          <table:table-cell table:style-name="ce12N2" office:value-type="float" office:value="24.12">
            <text:p>24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5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8.57">
            <text:p>358,57</text:p>
          </table:table-cell>
          <table:table-cell table:style-name="ce12N2" office:value-type="float" office:value="25.1">
            <text:p>25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6912668091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89">
            <text:p>30558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1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958">
            <text:p>1495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958">
            <text:p>1495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6808">
            <text:p>0,681</text:p>
          </table:table-cell>
          <table:table-cell table:style-name="ce12N2" office:value-type="float" office:value="270">
            <text:p>27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95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958">
            <text:p>14958,00</text:p>
          </table:table-cell>
          <table:table-cell table:style-name="ce12N2" office:value-type="float" office:value="598.32">
            <text:p>598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17015233167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99">
            <text:p>305599</text:p>
          </table:table-cell>
          <table:table-cell table:style-name="ce0" table:number-columns-spanned="4" table:number-rows-spanned="1" office:value-type="string" calcext:value-type="string">
            <text:p>11.849 - SCHULZ COMPRESSORES S.A</text:p>
          </table:table-cell>
          <table:covered-table-cell table:number-columns-repeated="3"/>
          <table:table-cell table:style-name="ce0" office:value-type="string" calcext:value-type="string">
            <text:p>629.6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318.8">
            <text:p>7318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318.8">
            <text:p>7318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88108">
            <text:p>0,288</text:p>
          </table:table-cell>
          <table:table-cell table:style-name="ce12N2" office:value-type="float" office:value="91.91">
            <text:p>91,9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318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74.19">
            <text:p>5374,19</text:p>
          </table:table-cell>
          <table:table-cell table:style-name="ce12N2" office:value-type="float" office:value="376.19">
            <text:p>376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36357980001435500100062966814758861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4">
            <text:p>305604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787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5121.77">
            <text:p>155121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9">
            <text:p>99,00</text:p>
          </table:table-cell>
          <table:table-cell table:style-name="ce12N2" office:value-type="float" office:value="145319.5">
            <text:p>145319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8.023641">
            <text:p>108,024</text:p>
          </table:table-cell>
          <table:table-cell table:style-name="ce12N2" office:value-type="float" office:value="1117.19">
            <text:p>1117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5.121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9802.27">
            <text:p>9802,27</text:p>
          </table:table-cell>
          <table:table-cell table:style-name="ce12N2" office:value-type="float" office:value="145319.5">
            <text:p>145319,50</text:p>
          </table:table-cell>
          <table:table-cell table:style-name="ce12N2" office:value-type="float" office:value="9673.63">
            <text:p>9673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78711774362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8">
            <text:p>305608</text:p>
          </table:table-cell>
          <table:table-cell table:style-name="ce0" table:number-columns-spanned="4" table:number-rows-spanned="1" office:value-type="string" calcext:value-type="string">
            <text:p>38.144 - INDUSTRIA DE PLASTICOS E ACOS FARROUPILHA LTDA</text:p>
          </table:table-cell>
          <table:covered-table-cell table:number-columns-repeated="3"/>
          <table:table-cell table:style-name="ce0" office:value-type="string" calcext:value-type="string">
            <text:p>35.9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946.66">
            <text:p>1394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">
            <text:p>35,00</text:p>
          </table:table-cell>
          <table:table-cell table:style-name="ce12N2" office:value-type="float" office:value="13261.9">
            <text:p>13261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405">
            <text:p>0,066</text:p>
          </table:table-cell>
          <table:table-cell table:style-name="ce12N2" office:value-type="float" office:value="516.48">
            <text:p>516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94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684.76">
            <text:p>684,76</text:p>
          </table:table-cell>
          <table:table-cell table:style-name="ce12N2" office:value-type="float" office:value="13261.9">
            <text:p>13261,90</text:p>
          </table:table-cell>
          <table:table-cell table:style-name="ce12N2" office:value-type="float" office:value="839.79">
            <text:p>839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018897840001135500100003590510008808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32">
            <text:p>305632</text:p>
          </table:table-cell>
          <table:table-cell table:style-name="ce0" table:number-columns-spanned="4" table:number-rows-spanned="1" office:value-type="string" calcext:value-type="string">
            <text:p>8.697 - TRAMONTINA FARROUPILHA S/A IND. MET.</text:p>
          </table:table-cell>
          <table:covered-table-cell table:number-columns-repeated="3"/>
          <table:table-cell table:style-name="ce0" office:value-type="string" calcext:value-type="string">
            <text:p>657.9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686.22">
            <text:p>468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4400.2">
            <text:p>4400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9204">
            <text:p>0,139</text:p>
          </table:table-cell>
          <table:table-cell table:style-name="ce12N2" office:value-type="float" office:value="39.34">
            <text:p>39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686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86.02">
            <text:p>286,02</text:p>
          </table:table-cell>
          <table:table-cell table:style-name="ce12N2" office:value-type="float" office:value="4400.2">
            <text:p>4400,20</text:p>
          </table:table-cell>
          <table:table-cell table:style-name="ce12N2" office:value-type="float" office:value="308.01">
            <text:p>308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78348830001135500100065790416307410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3">
            <text:p>305663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4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8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7344.84">
            <text:p>187344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7344.84">
            <text:p>187344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3.40925">
            <text:p>43,409</text:p>
          </table:table-cell>
          <table:table-cell table:style-name="ce12N2" office:value-type="float" office:value="9489.54">
            <text:p>9489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7.344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7344.84">
            <text:p>187344,84</text:p>
          </table:table-cell>
          <table:table-cell table:style-name="ce12N2" office:value-type="float" office:value="7493.79">
            <text:p>7493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49314855251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4">
            <text:p>305664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49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7124.04">
            <text:p>267124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67124.04">
            <text:p>267124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0.59346">
            <text:p>40,593</text:p>
          </table:table-cell>
          <table:table-cell table:style-name="ce12N2" office:value-type="float" office:value="13760.99">
            <text:p>13760,9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67.124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67124.04">
            <text:p>267124,04</text:p>
          </table:table-cell>
          <table:table-cell table:style-name="ce12N2" office:value-type="float" office:value="13836.98">
            <text:p>13836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49214305263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5">
            <text:p>305665</text:p>
          </table:table-cell>
          <table:table-cell table:style-name="ce0" table:number-columns-spanned="4" table:number-rows-spanned="1" office:value-type="string" calcext:value-type="string">
            <text:p>5.467 - DVG INDUSTRIAL S.A.</text:p>
          </table:table-cell>
          <table:covered-table-cell table:number-columns-repeated="3"/>
          <table:table-cell table:style-name="ce0" office:value-type="string" calcext:value-type="string">
            <text:p>104.7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850">
            <text:p>1785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850">
            <text:p>1785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2.275">
            <text:p>22,275</text:p>
          </table:table-cell>
          <table:table-cell table:style-name="ce12N2" office:value-type="float" office:value="20000">
            <text:p>200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7.85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850">
            <text:p>17850,00</text:p>
          </table:table-cell>
          <table:table-cell table:style-name="ce12N2" office:value-type="float" office:value="2142">
            <text:p>2142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234522380017105500100010471618575738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6">
            <text:p>305666</text:p>
          </table:table-cell>
          <table:table-cell table:style-name="ce0" table:number-columns-spanned="4" table:number-rows-spanned="1" office:value-type="string" calcext:value-type="string">
            <text:p>13.629 - COLUMBIA COMERCIAL DE FERRAMENTAS ELETRI LTDA</text:p>
          </table:table-cell>
          <table:covered-table-cell table:number-columns-repeated="3"/>
          <table:table-cell table:style-name="ce0" office:value-type="string" calcext:value-type="string">
            <text:p>64.6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35.92">
            <text:p>5435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5426.24">
            <text:p>5426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6884">
            <text:p>0,137</text:p>
          </table:table-cell>
          <table:table-cell table:style-name="ce12N2" office:value-type="float" office:value="86">
            <text:p>8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435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9.68">
            <text:p>9,68</text:p>
          </table:table-cell>
          <table:table-cell table:style-name="ce12N2" office:value-type="float" office:value="5426.24">
            <text:p>5426,24</text:p>
          </table:table-cell>
          <table:table-cell table:style-name="ce12N2" office:value-type="float" office:value="217.05">
            <text:p>21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81880290001505500100006460814193185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69">
            <text:p>305669</text:p>
          </table:table-cell>
          <table:table-cell table:style-name="ce0" table:number-columns-spanned="4" table:number-rows-spanned="1" office:value-type="string" calcext:value-type="string">
            <text:p>21.694 - REI INDUSTRIA E COMERCIO DE ABRASIVOS LTDA</text:p>
          </table:table-cell>
          <table:covered-table-cell table:number-columns-repeated="3"/>
          <table:table-cell table:style-name="ce0" office:value-type="string" calcext:value-type="string">
            <text:p>122.4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12.16">
            <text:p>3512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512.16">
            <text:p>3512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7082">
            <text:p>0,107</text:p>
          </table:table-cell>
          <table:table-cell table:style-name="ce12N2" office:value-type="float" office:value="4.21">
            <text:p>4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12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512.16">
            <text:p>3512,16</text:p>
          </table:table-cell>
          <table:table-cell table:style-name="ce12N2" office:value-type="float" office:value="245.85">
            <text:p>245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2883580001415500100012249912577293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0">
            <text:p>30567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28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2.65">
            <text:p>1942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2.65">
            <text:p>1942,6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419">
            <text:p>0,007</text:p>
          </table:table-cell>
          <table:table-cell table:style-name="ce12N2" office:value-type="float" office:value="1.72">
            <text:p>1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2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2.65">
            <text:p>1942,65</text:p>
          </table:table-cell>
          <table:table-cell table:style-name="ce12N2" office:value-type="float" office:value="135.99">
            <text:p>135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28518798185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1">
            <text:p>30567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13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107.92">
            <text:p>10107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491">
            <text:p>949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56">
            <text:p>0,036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107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16.92">
            <text:p>616,92</text:p>
          </table:table-cell>
          <table:table-cell table:style-name="ce12N2" office:value-type="float" office:value="9491">
            <text:p>9491,00</text:p>
          </table:table-cell>
          <table:table-cell table:style-name="ce12N2" office:value-type="float" office:value="664.37">
            <text:p>664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13319517873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6">
            <text:p>305676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3.67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9237.26">
            <text:p>79237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9237.26">
            <text:p>79237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6.2897">
            <text:p>76,290</text:p>
          </table:table-cell>
          <table:table-cell table:style-name="ce12N2" office:value-type="float" office:value="6056.88">
            <text:p>6056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9.237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9237.26">
            <text:p>79237,26</text:p>
          </table:table-cell>
          <table:table-cell table:style-name="ce12N2" office:value-type="float" office:value="5546.61">
            <text:p>5546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367618534891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7">
            <text:p>305677</text:p>
          </table:table-cell>
          <table:table-cell table:style-name="ce0" table:number-columns-spanned="4" table:number-rows-spanned="1" office:value-type="string" calcext:value-type="string">
            <text:p>34.949 - ITW CHEMICAL PRODUCTS LTDA</text:p>
          </table:table-cell>
          <table:covered-table-cell table:number-columns-repeated="3"/>
          <table:table-cell table:style-name="ce0" office:value-type="string" calcext:value-type="string">
            <text:p>314.7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7.3">
            <text:p>1947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947.3">
            <text:p>1947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696">
            <text:p>0,037</text:p>
          </table:table-cell>
          <table:table-cell table:style-name="ce12N2" office:value-type="float" office:value="22.7">
            <text:p>22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7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7.3">
            <text:p>1947,30</text:p>
          </table:table-cell>
          <table:table-cell table:style-name="ce12N2" office:value-type="float" office:value="136.31">
            <text:p>136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31022050001765500100031473116108962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0">
            <text:p>305680</text:p>
          </table:table-cell>
          <table:table-cell table:style-name="ce0" table:number-columns-spanned="4" table:number-rows-spanned="1" office:value-type="string" calcext:value-type="string">
            <text:p>19 - TRAMONTINA PLANALTO S/A</text:p>
          </table:table-cell>
          <table:covered-table-cell table:number-columns-repeated="3"/>
          <table:table-cell table:style-name="ce0" office:value-type="string" calcext:value-type="string">
            <text:p>706.05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37.66">
            <text:p>2037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2037.66">
            <text:p>2037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06">
            <text:p>0,061</text:p>
          </table:table-cell>
          <table:table-cell table:style-name="ce12N2" office:value-type="float" office:value="44.04">
            <text:p>44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37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1">
            <text:p>2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8.56">
            <text:p>1188,56</text:p>
          </table:table-cell>
          <table:table-cell table:style-name="ce12N2" office:value-type="float" office:value="142.63">
            <text:p>142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522604001422400001205500100070605512730606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3">
            <text:p>305683</text:p>
          </table:table-cell>
          <table:table-cell table:style-name="ce0" table:number-columns-spanned="4" table:number-rows-spanned="1" office:value-type="string" calcext:value-type="string">
            <text:p>17.073 - INFINITY C.IMP.E EXP.DE EQUIP. DE SEGURANCA LTDA</text:p>
          </table:table-cell>
          <table:covered-table-cell table:number-columns-repeated="3"/>
          <table:table-cell table:style-name="ce0" office:value-type="string" calcext:value-type="string">
            <text:p>4.7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004.03">
            <text:p>32004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32004.03">
            <text:p>32004,0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418192">
            <text:p>3,418</text:p>
          </table:table-cell>
          <table:table-cell table:style-name="ce12N2" office:value-type="float" office:value="808.59">
            <text:p>808,5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.004,0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004.03">
            <text:p>32004,03</text:p>
          </table:table-cell>
          <table:table-cell table:style-name="ce12N2" office:value-type="float" office:value="1280.17">
            <text:p>1280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24621480001345500100000474411555146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5">
            <text:p>305685</text:p>
          </table:table-cell>
          <table:table-cell table:style-name="ce0" table:number-columns-spanned="4" table:number-rows-spanned="1" office:value-type="string" calcext:value-type="string">
            <text:p>781 - TUPY S.A</text:p>
          </table:table-cell>
          <table:covered-table-cell table:number-columns-repeated="3"/>
          <table:table-cell table:style-name="ce0" office:value-type="string" calcext:value-type="string">
            <text:p>608.50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25.91">
            <text:p>2125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2059">
            <text:p>205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07">
            <text:p>0,018</text:p>
          </table:table-cell>
          <table:table-cell table:style-name="ce12N2" office:value-type="float" office:value="4.42">
            <text:p>4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125,9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">
            <text:p>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6.91">
            <text:p>66,91</text:p>
          </table:table-cell>
          <table:table-cell table:style-name="ce12N2" office:value-type="float" office:value="2059">
            <text:p>2059,00</text:p>
          </table:table-cell>
          <table:table-cell table:style-name="ce12N2" office:value-type="float" office:value="144.13">
            <text:p>144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46833740003005500300060850613647349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2">
            <text:p>30569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21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48.23">
            <text:p>5348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5348.23">
            <text:p>5348,2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512">
            <text:p>0,065</text:p>
          </table:table-cell>
          <table:table-cell table:style-name="ce12N2" office:value-type="float" office:value="13.27">
            <text:p>13,2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48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48.23">
            <text:p>5348,23</text:p>
          </table:table-cell>
          <table:table-cell table:style-name="ce12N2" office:value-type="float" office:value="374.38">
            <text:p>374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21412874480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4">
            <text:p>305694</text:p>
          </table:table-cell>
          <table:table-cell table:style-name="ce0" table:number-columns-spanned="4" table:number-rows-spanned="1" office:value-type="string" calcext:value-type="string">
            <text:p>11.344 - TAF INDUSTRIA DE PLASTICOS LTDA</text:p>
          </table:table-cell>
          <table:covered-table-cell table:number-columns-repeated="3"/>
          <table:table-cell table:style-name="ce0" office:value-type="string" calcext:value-type="string">
            <text:p>202.98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84.68">
            <text:p>2084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084.68">
            <text:p>2084,6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89702">
            <text:p>0,190</text:p>
          </table:table-cell>
          <table:table-cell table:style-name="ce12N2" office:value-type="float" office:value="23.12">
            <text:p>23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84,6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84.68">
            <text:p>2084,68</text:p>
          </table:table-cell>
          <table:table-cell table:style-name="ce12N2" office:value-type="float" office:value="145.93">
            <text:p>145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20641500005185500100020298114108006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6">
            <text:p>305696</text:p>
          </table:table-cell>
          <table:table-cell table:style-name="ce0" table:number-columns-spanned="4" table:number-rows-spanned="1" office:value-type="string" calcext:value-type="string">
            <text:p>11.344 - TAF INDUSTRIA DE PLASTICOS LTDA</text:p>
          </table:table-cell>
          <table:covered-table-cell table:number-columns-repeated="3"/>
          <table:table-cell table:style-name="ce0" office:value-type="string" calcext:value-type="string">
            <text:p>202.9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172.36">
            <text:p>7172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946.6">
            <text:p>694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64">
            <text:p>0,864</text:p>
          </table:table-cell>
          <table:table-cell table:style-name="ce12N2" office:value-type="float" office:value="777.5">
            <text:p>777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172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225.76">
            <text:p>225,76</text:p>
          </table:table-cell>
          <table:table-cell table:style-name="ce12N2" office:value-type="float" office:value="6946.6">
            <text:p>6946,60</text:p>
          </table:table-cell>
          <table:table-cell table:style-name="ce12N2" office:value-type="float" office:value="486.26">
            <text:p>486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20641500005185500100020296417309735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7">
            <text:p>30569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17.9">
            <text:p>18117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117.9">
            <text:p>18117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661">
            <text:p>0,057</text:p>
          </table:table-cell>
          <table:table-cell table:style-name="ce12N2" office:value-type="float" office:value="25.68">
            <text:p>25,6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117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117.9">
            <text:p>18117,90</text:p>
          </table:table-cell>
          <table:table-cell table:style-name="ce12N2" office:value-type="float" office:value="1268.25">
            <text:p>1268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561520391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8">
            <text:p>30569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5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65.92">
            <text:p>9865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865.92">
            <text:p>9865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168">
            <text:p>0,012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865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865.92">
            <text:p>9865,92</text:p>
          </table:table-cell>
          <table:table-cell table:style-name="ce12N2" office:value-type="float" office:value="690.61">
            <text:p>690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5311417992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9">
            <text:p>30569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107.92">
            <text:p>10107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491">
            <text:p>949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56">
            <text:p>0,036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107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16.92">
            <text:p>616,92</text:p>
          </table:table-cell>
          <table:table-cell table:style-name="ce12N2" office:value-type="float" office:value="9491">
            <text:p>9491,00</text:p>
          </table:table-cell>
          <table:table-cell table:style-name="ce12N2" office:value-type="float" office:value="664.37">
            <text:p>664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410971054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3">
            <text:p>305703</text:p>
          </table:table-cell>
          <table:table-cell table:style-name="ce0" table:number-columns-spanned="4" table:number-rows-spanned="1" office:value-type="string" calcext:value-type="string">
            <text:p>16.390 - COLSON DO BRASIL LTDA.</text:p>
          </table:table-cell>
          <table:covered-table-cell table:number-columns-repeated="3"/>
          <table:table-cell table:style-name="ce0" office:value-type="string" calcext:value-type="string">
            <text:p>182.2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803.23">
            <text:p>12803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2394.12">
            <text:p>12394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37572">
            <text:p>0,338</text:p>
          </table:table-cell>
          <table:table-cell table:style-name="ce12N2" office:value-type="float" office:value="77.04">
            <text:p>77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803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09.11">
            <text:p>409,11</text:p>
          </table:table-cell>
          <table:table-cell table:style-name="ce12N2" office:value-type="float" office:value="12394.12">
            <text:p>12394,12</text:p>
          </table:table-cell>
          <table:table-cell table:style-name="ce12N2" office:value-type="float" office:value="549.59">
            <text:p>549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50940030001555500100018222913287120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7">
            <text:p>30570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92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2056.12">
            <text:p>82056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7048">
            <text:p>7704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8">
            <text:p>0,480</text:p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2.056,1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5008.12">
            <text:p>5008,12</text:p>
          </table:table-cell>
          <table:table-cell table:style-name="ce12N2" office:value-type="float" office:value="77048">
            <text:p>77048,00</text:p>
          </table:table-cell>
          <table:table-cell table:style-name="ce12N2" office:value-type="float" office:value="5393.36">
            <text:p>539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92212274305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8">
            <text:p>305708</text:p>
          </table:table-cell>
          <table:table-cell table:style-name="ce0" table:number-columns-spanned="4" table:number-rows-spanned="1" office:value-type="string" calcext:value-type="string">
            <text:p>4.107 - PRYSMIAN CABOS E SISTEMAS DO BRASIL S.A.</text:p>
          </table:table-cell>
          <table:covered-table-cell table:number-columns-repeated="3"/>
          <table:table-cell table:style-name="ce0" office:value-type="string" calcext:value-type="string">
            <text:p>559.8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111.37">
            <text:p>22111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2111.37">
            <text:p>22111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9.1112">
            <text:p>19,111</text:p>
          </table:table-cell>
          <table:table-cell table:style-name="ce12N2" office:value-type="float" office:value="180.42">
            <text:p>180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.111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.15">
            <text:p>45,1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111.37">
            <text:p>22111,37</text:p>
          </table:table-cell>
          <table:table-cell table:style-name="ce12N2" office:value-type="float" office:value="1547.8">
            <text:p>1547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1507510091355500100055987312676544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9">
            <text:p>305709</text:p>
          </table:table-cell>
          <table:table-cell table:style-name="ce0" table:number-columns-spanned="4" table:number-rows-spanned="1" office:value-type="string" calcext:value-type="string">
            <text:p>4.107 - PRYSMIAN CABOS E SISTEMAS DO BRASIL S.A.</text:p>
          </table:table-cell>
          <table:covered-table-cell table:number-columns-repeated="3"/>
          <table:table-cell table:style-name="ce0" office:value-type="string" calcext:value-type="string">
            <text:p>559.8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52">
            <text:p>6852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852">
            <text:p>6852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6.348">
            <text:p>6,348</text:p>
          </table:table-cell>
          <table:table-cell table:style-name="ce12N2" office:value-type="float" office:value="78">
            <text:p>7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85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.15">
            <text:p>45,1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852">
            <text:p>6852,00</text:p>
          </table:table-cell>
          <table:table-cell table:style-name="ce12N2" office:value-type="float" office:value="479.64">
            <text:p>479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1507510091355500100055987213369677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0">
            <text:p>305710</text:p>
          </table:table-cell>
          <table:table-cell table:style-name="ce0" table:number-columns-spanned="4" table:number-rows-spanned="1" office:value-type="string" calcext:value-type="string">
            <text:p>22.431 - PL- INDUSTRIA METALURGICA LTDA</text:p>
          </table:table-cell>
          <table:covered-table-cell table:number-columns-repeated="3"/>
          <table:table-cell table:style-name="ce0" office:value-type="string" calcext:value-type="string">
            <text:p>103.8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196.5">
            <text:p>41196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">
            <text:p>22,00</text:p>
          </table:table-cell>
          <table:table-cell table:style-name="ce12N2" office:value-type="float" office:value="41196.5">
            <text:p>41196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.257075">
            <text:p>10,257</text:p>
          </table:table-cell>
          <table:table-cell table:style-name="ce12N2" office:value-type="float" office:value="3171.07">
            <text:p>317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1.196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1196.5">
            <text:p>41196,50</text:p>
          </table:table-cell>
          <table:table-cell table:style-name="ce12N2" office:value-type="float" office:value="2883.77">
            <text:p>288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87874820001375500100010382719973073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2">
            <text:p>305712</text:p>
          </table:table-cell>
          <table:table-cell table:style-name="ce0" table:number-columns-spanned="4" table:number-rows-spanned="1" office:value-type="string" calcext:value-type="string">
            <text:p>1.200 - INDUSTRIA DE FERRAM. DIAMANTADAS DO BRASIL LTDA</text:p>
          </table:table-cell>
          <table:covered-table-cell table:number-columns-repeated="3"/>
          <table:table-cell table:style-name="ce0" office:value-type="string" calcext:value-type="string">
            <text:p>73.28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45.5">
            <text:p>8045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8045.5">
            <text:p>8045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383">
            <text:p>0,214</text:p>
          </table:table-cell>
          <table:table-cell table:style-name="ce12N2" office:value-type="float" office:value="32.03">
            <text:p>32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45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3">
            <text:p>3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45.5">
            <text:p>8045,50</text:p>
          </table:table-cell>
          <table:table-cell table:style-name="ce12N2" office:value-type="float" office:value="563.19">
            <text:p>56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4165550001735500000007328010040654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3">
            <text:p>305713</text:p>
          </table:table-cell>
          <table:table-cell table:style-name="ce0" table:number-columns-spanned="4" table:number-rows-spanned="1" office:value-type="string" calcext:value-type="string">
            <text:p>7.071 - PARANAPANEMA S/A</text:p>
          </table:table-cell>
          <table:covered-table-cell table:number-columns-repeated="3"/>
          <table:table-cell table:style-name="ce0" office:value-type="string" calcext:value-type="string">
            <text:p>599.18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97.57">
            <text:p>2297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25.25">
            <text:p>2225,2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">
            <text:p>0,018</text:p>
          </table:table-cell>
          <table:table-cell table:style-name="ce12N2" office:value-type="float" office:value="12.6">
            <text:p>12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97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72.32">
            <text:p>72,32</text:p>
          </table:table-cell>
          <table:table-cell table:style-name="ce12N2" office:value-type="float" office:value="2225.25">
            <text:p>2225,25</text:p>
          </table:table-cell>
          <table:table-cell table:style-name="ce12N2" office:value-type="float" office:value="155.77">
            <text:p>155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39836900080055001000599184193258242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4">
            <text:p>305714</text:p>
          </table:table-cell>
          <table:table-cell table:style-name="ce0" table:number-columns-spanned="4" table:number-rows-spanned="1" office:value-type="string" calcext:value-type="string">
            <text:p>7.071 - PARANAPANEMA S/A</text:p>
          </table:table-cell>
          <table:covered-table-cell table:number-columns-repeated="3"/>
          <table:table-cell table:style-name="ce0" office:value-type="string" calcext:value-type="string">
            <text:p>599.18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91.01">
            <text:p>6891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6674.1">
            <text:p>6674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119">
            <text:p>0,071</text:p>
          </table:table-cell>
          <table:table-cell table:style-name="ce12N2" office:value-type="float" office:value="63.31">
            <text:p>63,3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891,0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216.91">
            <text:p>216,91</text:p>
          </table:table-cell>
          <table:table-cell table:style-name="ce12N2" office:value-type="float" office:value="6674.1">
            <text:p>6674,10</text:p>
          </table:table-cell>
          <table:table-cell table:style-name="ce12N2" office:value-type="float" office:value="467.19">
            <text:p>467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39836900080055001000599183106741256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7">
            <text:p>30571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5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34.55">
            <text:p>1934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34.55">
            <text:p>1934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071">
            <text:p>0,004</text:p>
          </table:table-cell>
          <table:table-cell table:style-name="ce12N2" office:value-type="float" office:value="2.88">
            <text:p>2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34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34.55">
            <text:p>1934,55</text:p>
          </table:table-cell>
          <table:table-cell table:style-name="ce12N2" office:value-type="float" office:value="135.42">
            <text:p>135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59714163989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8">
            <text:p>305728</text:p>
          </table:table-cell>
          <table:table-cell table:style-name="ce0" table:number-columns-spanned="4" table:number-rows-spanned="1" office:value-type="string" calcext:value-type="string">
            <text:p>21.685 - INDEPENDENCE COMERCIO E IMPORTACAO LTDA</text:p>
          </table:table-cell>
          <table:covered-table-cell table:number-columns-repeated="3"/>
          <table:table-cell table:style-name="ce0" office:value-type="string" calcext:value-type="string">
            <text:p>20.880</text:p>
          </table:table-cell>
          <table:table-cell table:style-name="ce9" office:value-type="string" calcext:value-type="string">
            <text:p>24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25">
            <text:p>8325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8325">
            <text:p>832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22904">
            <text:p>1,229</text:p>
          </table:table-cell>
          <table:table-cell table:style-name="ce12N2" office:value-type="float" office:value="136.32">
            <text:p>136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25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">
            <text:p>2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25">
            <text:p>8325,00</text:p>
          </table:table-cell>
          <table:table-cell table:style-name="ce12N2" office:value-type="float" office:value="333">
            <text:p>333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181365040001075502400002088018130902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9">
            <text:p>3057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2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2.04">
            <text:p>432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32.04">
            <text:p>432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">
            <text:p>0,002</text:p>
          </table:table-cell>
          <table:table-cell table:style-name="ce12N2" office:value-type="float" office:value="0.84">
            <text:p>0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2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32.04">
            <text:p>432,04</text:p>
          </table:table-cell>
          <table:table-cell table:style-name="ce12N2" office:value-type="float" office:value="30.24">
            <text:p>30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21216701703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0">
            <text:p>30573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17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369.4">
            <text:p>20369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369.4">
            <text:p>2036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52">
            <text:p>0,012</text:p>
          </table:table-cell>
          <table:table-cell table:style-name="ce12N2" office:value-type="float" office:value="55.26">
            <text:p>55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0.369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369.4">
            <text:p>20369,40</text:p>
          </table:table-cell>
          <table:table-cell table:style-name="ce12N2" office:value-type="float" office:value="1425.86">
            <text:p>142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2117343205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8">
            <text:p>305738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68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6974.46">
            <text:p>96974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96974.46">
            <text:p>96974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5.871942">
            <text:p>35,872</text:p>
          </table:table-cell>
          <table:table-cell table:style-name="ce12N2" office:value-type="float" office:value="3391.93">
            <text:p>339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6.974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6974.46">
            <text:p>96974,46</text:p>
          </table:table-cell>
          <table:table-cell table:style-name="ce12N2" office:value-type="float" office:value="6532.32">
            <text:p>6532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68714883661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9">
            <text:p>305739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75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3052.28">
            <text:p>12305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9">
            <text:p>69,00</text:p>
          </table:table-cell>
          <table:table-cell table:style-name="ce12N2" office:value-type="float" office:value="122274.4">
            <text:p>122274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60.495899">
            <text:p>260,496</text:p>
          </table:table-cell>
          <table:table-cell table:style-name="ce12N2" office:value-type="float" office:value="2006.52">
            <text:p>2006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3.052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777.88">
            <text:p>777,88</text:p>
          </table:table-cell>
          <table:table-cell table:style-name="ce12N2" office:value-type="float" office:value="121583.08">
            <text:p>121583,08</text:p>
          </table:table-cell>
          <table:table-cell table:style-name="ce12N2" office:value-type="float" office:value="8224">
            <text:p>8224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75615391039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0">
            <text:p>305740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77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1875.43">
            <text:p>221875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8">
            <text:p>138,00</text:p>
          </table:table-cell>
          <table:table-cell table:style-name="ce12N2" office:value-type="float" office:value="218744.48">
            <text:p>218744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74.442341">
            <text:p>74,442</text:p>
          </table:table-cell>
          <table:table-cell table:style-name="ce12N2" office:value-type="float" office:value="4731.72">
            <text:p>4731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1.875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3130.95">
            <text:p>3130,95</text:p>
          </table:table-cell>
          <table:table-cell table:style-name="ce12N2" office:value-type="float" office:value="218488.45">
            <text:p>218488,45</text:p>
          </table:table-cell>
          <table:table-cell table:style-name="ce12N2" office:value-type="float" office:value="13927.96">
            <text:p>13927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77117451308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56">
            <text:p>305756</text:p>
          </table:table-cell>
          <table:table-cell table:style-name="ce0" table:number-columns-spanned="4" table:number-rows-spanned="1" office:value-type="string" calcext:value-type="string">
            <text:p>7.484 - AFORT INDUSTRIA DE PLASTICOS LTDA-ME</text:p>
          </table:table-cell>
          <table:covered-table-cell table:number-columns-repeated="3"/>
          <table:table-cell table:style-name="ce0" office:value-type="string" calcext:value-type="string">
            <text:p>274.2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981.35">
            <text:p>37981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36614.15">
            <text:p>36614,1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55.70754">
            <text:p>55,708</text:p>
          </table:table-cell>
          <table:table-cell table:style-name="ce12N2" office:value-type="float" office:value="1228.1">
            <text:p>1228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7.981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9.84">
            <text:p>69,84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146.81">
            <text:p>1146,81</text:p>
          </table:table-cell>
          <table:table-cell table:style-name="ce12N2" office:value-type="float" office:value="36614.15">
            <text:p>36614,15</text:p>
          </table:table-cell>
          <table:table-cell table:style-name="ce12N2" office:value-type="float" office:value="4393.7">
            <text:p>4393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1898.54">
            <text:p>1898,54</text:p>
          </table:table-cell>
          <table:table-cell table:style-name="ce12N2" office:value-type="float" office:value="220.39">
            <text:p>220,39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22604172898260001155500100027429415950828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57">
            <text:p>305757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3.58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2202.29">
            <text:p>102202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2202.29">
            <text:p>102202,2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3.27931">
            <text:p>13,279</text:p>
          </table:table-cell>
          <table:table-cell table:style-name="ce12N2" office:value-type="float" office:value="1457.23">
            <text:p>1457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2.202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2202.29">
            <text:p>102202,29</text:p>
          </table:table-cell>
          <table:table-cell table:style-name="ce12N2" office:value-type="float" office:value="7154.16">
            <text:p>715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358717803693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61">
            <text:p>305761</text:p>
          </table:table-cell>
          <table:table-cell table:style-name="ce0" table:number-columns-spanned="4" table:number-rows-spanned="1" office:value-type="string" calcext:value-type="string">
            <text:p>693 - MAKITA DO BRASIL FERRAMENTAS ELETRICAS LTDA</text:p>
          </table:table-cell>
          <table:covered-table-cell table:number-columns-repeated="3"/>
          <table:table-cell table:style-name="ce0" office:value-type="string" calcext:value-type="string">
            <text:p>725.973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6.02">
            <text:p>106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0.78">
            <text:p>100,7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8">
            <text:p>0,001</text:p>
          </table:table-cell>
          <table:table-cell table:style-name="ce12N2" office:value-type="float" office:value="0.47">
            <text:p>0,4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6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5.24">
            <text:p>5,24</text:p>
          </table:table-cell>
          <table:table-cell table:style-name="ce12N2" office:value-type="float" office:value="100.78">
            <text:p>100,78</text:p>
          </table:table-cell>
          <table:table-cell table:style-name="ce12N2" office:value-type="float" office:value="4.03">
            <text:p>4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458659200001005500400072597317426572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64">
            <text:p>305764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3.0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233.28">
            <text:p>38233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38233.28">
            <text:p>38233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436548">
            <text:p>3,437</text:p>
          </table:table-cell>
          <table:table-cell table:style-name="ce12N2" office:value-type="float" office:value="530.7">
            <text:p>530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.233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233.28">
            <text:p>38233,28</text:p>
          </table:table-cell>
          <table:table-cell table:style-name="ce12N2" office:value-type="float" office:value="2676.33">
            <text:p>2676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303719264208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65">
            <text:p>305765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2.9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74.6">
            <text:p>1474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474.6">
            <text:p>147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904">
            <text:p>0,029</text:p>
          </table:table-cell>
          <table:table-cell table:style-name="ce12N2" office:value-type="float" office:value="4.6">
            <text:p>4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74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26.06">
            <text:p>1226,06</text:p>
          </table:table-cell>
          <table:table-cell table:style-name="ce12N2" office:value-type="float" office:value="69.65">
            <text:p>69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2910175442624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68">
            <text:p>3057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5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813.1">
            <text:p>11813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13.1">
            <text:p>11813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39">
            <text:p>0,000</text:p>
          </table:table-cell>
          <table:table-cell table:style-name="ce12N2" office:value-type="float" office:value="9.15">
            <text:p>9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813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13.1">
            <text:p>11813,10</text:p>
          </table:table-cell>
          <table:table-cell table:style-name="ce12N2" office:value-type="float" office:value="826.92">
            <text:p>826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19166504288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69">
            <text:p>3057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221.64">
            <text:p>12221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221.64">
            <text:p>12221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912">
            <text:p>0,007</text:p>
          </table:table-cell>
          <table:table-cell table:style-name="ce12N2" office:value-type="float" office:value="33.16">
            <text:p>33,1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221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2221.64">
            <text:p>12221,64</text:p>
          </table:table-cell>
          <table:table-cell table:style-name="ce12N2" office:value-type="float" office:value="855.51">
            <text:p>855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1816597326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0">
            <text:p>3057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49.25">
            <text:p>4149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149.25">
            <text:p>4149,2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42">
            <text:p>0,004</text:p>
          </table:table-cell>
          <table:table-cell table:style-name="ce12N2" office:value-type="float" office:value="8.76">
            <text:p>8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149,2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149.25">
            <text:p>4149,25</text:p>
          </table:table-cell>
          <table:table-cell table:style-name="ce12N2" office:value-type="float" office:value="290.45">
            <text:p>290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1718987483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1">
            <text:p>30577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2/08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85.29">
            <text:p>1885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0.23">
            <text:p>1770,2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0446">
            <text:p>0,040</text:p>
          </table:table-cell>
          <table:table-cell table:style-name="ce12N2" office:value-type="float" office:value="4.3">
            <text:p>4,3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85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12">
            <text:p>1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15.06">
            <text:p>115,06</text:p>
          </table:table-cell>
          <table:table-cell table:style-name="ce12N2" office:value-type="float" office:value="1770.23">
            <text:p>1770,23</text:p>
          </table:table-cell>
          <table:table-cell table:style-name="ce12N2" office:value-type="float" office:value="123.92">
            <text:p>123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1618480096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2">
            <text:p>3057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2/08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70.59">
            <text:p>3770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40.46">
            <text:p>3540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0892">
            <text:p>0,081</text:p>
          </table:table-cell>
          <table:table-cell table:style-name="ce12N2" office:value-type="float" office:value="8.61">
            <text:p>8,6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70,5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12">
            <text:p>1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30.13">
            <text:p>230,13</text:p>
          </table:table-cell>
          <table:table-cell table:style-name="ce12N2" office:value-type="float" office:value="3540.46">
            <text:p>3540,46</text:p>
          </table:table-cell>
          <table:table-cell table:style-name="ce12N2" office:value-type="float" office:value="247.83">
            <text:p>247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1518756162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3">
            <text:p>3057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5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89">
            <text:p>3489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89">
            <text:p>348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4">
            <text:p>0,014</text:p>
          </table:table-cell>
          <table:table-cell table:style-name="ce12N2" office:value-type="float" office:value="2.08">
            <text:p>2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89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489">
            <text:p>3489,00</text:p>
          </table:table-cell>
          <table:table-cell table:style-name="ce12N2" office:value-type="float" office:value="244.23">
            <text:p>24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1410816759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4">
            <text:p>3057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1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5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45.52">
            <text:p>8645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645.52">
            <text:p>864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312">
            <text:p>0,000</text:p>
          </table:table-cell>
          <table:table-cell table:style-name="ce12N2" office:value-type="float" office:value="7.32">
            <text:p>7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645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645.52">
            <text:p>8645,52</text:p>
          </table:table-cell>
          <table:table-cell table:style-name="ce12N2" office:value-type="float" office:value="605.19">
            <text:p>605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1319273277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5">
            <text:p>305775</text:p>
          </table:table-cell>
          <table:table-cell table:style-name="ce0" table:number-columns-spanned="4" table:number-rows-spanned="1" office:value-type="string" calcext:value-type="string">
            <text:p>789 - TRAMONTINA GARIBALDI SA INDUSTRIA METALURGICA</text:p>
          </table:table-cell>
          <table:covered-table-cell table:number-columns-repeated="3"/>
          <table:table-cell table:style-name="ce0" office:value-type="string" calcext:value-type="string">
            <text:p>1.319.9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38.18">
            <text:p>2938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845.7">
            <text:p>2845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6691.324">
            <text:p>6691,324</text:p>
          </table:table-cell>
          <table:table-cell table:style-name="ce12N2" office:value-type="float" office:value="86">
            <text:p>8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38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1">
            <text:p>2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92.48">
            <text:p>92,48</text:p>
          </table:table-cell>
          <table:table-cell table:style-name="ce12N2" office:value-type="float" office:value="2845.7">
            <text:p>2845,70</text:p>
          </table:table-cell>
          <table:table-cell table:style-name="ce12N2" office:value-type="float" office:value="199.2">
            <text:p>199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00497920001815500100131993717785955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6">
            <text:p>305776</text:p>
          </table:table-cell>
          <table:table-cell table:style-name="ce0" table:number-columns-spanned="4" table:number-rows-spanned="1" office:value-type="string" calcext:value-type="string">
            <text:p>789 - TRAMONTINA GARIBALDI SA INDUSTRIA METALURGICA</text:p>
          </table:table-cell>
          <table:covered-table-cell table:number-columns-repeated="3"/>
          <table:table-cell table:style-name="ce0" office:value-type="string" calcext:value-type="string">
            <text:p>1.319.9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1.66">
            <text:p>521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95.87">
            <text:p>495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26">
            <text:p>0,004</text:p>
          </table:table-cell>
          <table:table-cell table:style-name="ce12N2" office:value-type="float" office:value="5.4">
            <text:p>5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21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5.79">
            <text:p>25,79</text:p>
          </table:table-cell>
          <table:table-cell table:style-name="ce12N2" office:value-type="float" office:value="495.87">
            <text:p>495,87</text:p>
          </table:table-cell>
          <table:table-cell table:style-name="ce12N2" office:value-type="float" office:value="34.71">
            <text:p>34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00497920001815500100131993412049349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7">
            <text:p>305777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6.24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6.54">
            <text:p>976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945.8">
            <text:p>945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995">
            <text:p>0,010</text:p>
          </table:table-cell>
          <table:table-cell table:style-name="ce12N2" office:value-type="float" office:value="2.11">
            <text:p>2,1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76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30.74">
            <text:p>30,74</text:p>
          </table:table-cell>
          <table:table-cell table:style-name="ce12N2" office:value-type="float" office:value="945.8">
            <text:p>945,80</text:p>
          </table:table-cell>
          <table:table-cell table:style-name="ce12N2" office:value-type="float" office:value="66.21">
            <text:p>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624612523659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3">
            <text:p>305783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8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7.09">
            <text:p>727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04.2">
            <text:p>704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28">
            <text:p>0,026</text:p>
          </table:table-cell>
          <table:table-cell table:style-name="ce12N2" office:value-type="float" office:value="25.5">
            <text:p>25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27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.78">
            <text:p>29,78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2.89">
            <text:p>22,89</text:p>
          </table:table-cell>
          <table:table-cell table:style-name="ce12N2" office:value-type="float" office:value="704.2">
            <text:p>704,20</text:p>
          </table:table-cell>
          <table:table-cell table:style-name="ce12N2" office:value-type="float" office:value="49.29">
            <text:p>49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8319958099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4">
            <text:p>305784</text:p>
          </table:table-cell>
          <table:table-cell table:style-name="ce0" table:number-columns-spanned="4" table:number-rows-spanned="1" office:value-type="string" calcext:value-type="string">
            <text:p>6.059 - TECNO-FLEX INDUSTRIA E COMERCIO LTDA</text:p>
          </table:table-cell>
          <table:covered-table-cell table:number-columns-repeated="3"/>
          <table:table-cell table:style-name="ce0" office:value-type="string" calcext:value-type="string">
            <text:p>50.74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22.13">
            <text:p>22322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21619.5">
            <text:p>21619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41.71985">
            <text:p>141,720</text:p>
          </table:table-cell>
          <table:table-cell table:style-name="ce12N2" office:value-type="float" office:value="1211.17">
            <text:p>121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.322,1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702.63">
            <text:p>702,63</text:p>
          </table:table-cell>
          <table:table-cell table:style-name="ce12N2" office:value-type="float" office:value="21619.5">
            <text:p>21619,50</text:p>
          </table:table-cell>
          <table:table-cell table:style-name="ce12N2" office:value-type="float" office:value="1513.37">
            <text:p>1513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70398020001225500100005074519243338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5">
            <text:p>305785</text:p>
          </table:table-cell>
          <table:table-cell table:style-name="ce0" table:number-columns-spanned="4" table:number-rows-spanned="1" office:value-type="string" calcext:value-type="string">
            <text:p>2.100 - DMFLEX IND E COMERCIO DE METAIS SANITARIOS LTDA</text:p>
          </table:table-cell>
          <table:covered-table-cell table:number-columns-repeated="3"/>
          <table:table-cell table:style-name="ce0" office:value-type="string" calcext:value-type="string">
            <text:p>218.754</text:p>
          </table:table-cell>
          <table:table-cell table:style-name="ce9" office:value-type="string" calcext:value-type="string">
            <text:p>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32.1">
            <text:p>4132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132.1">
            <text:p>4132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88">
            <text:p>0,007</text:p>
          </table:table-cell>
          <table:table-cell table:style-name="ce12N2" office:value-type="float" office:value="11.9">
            <text:p>11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132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1">
            <text:p>2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132.1">
            <text:p>4132,10</text:p>
          </table:table-cell>
          <table:table-cell table:style-name="ce12N2" office:value-type="float" office:value="289.25">
            <text:p>289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927021500010555006000218754188234889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8">
            <text:p>305788</text:p>
          </table:table-cell>
          <table:table-cell table:style-name="ce0" table:number-columns-spanned="4" table:number-rows-spanned="1" office:value-type="string" calcext:value-type="string">
            <text:p>15.151 - NOC COMERCIO DE METAIS LTDA</text:p>
          </table:table-cell>
          <table:covered-table-cell table:number-columns-repeated="3"/>
          <table:table-cell table:style-name="ce0" office:value-type="string" calcext:value-type="string">
            <text:p>5.0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448.9">
            <text:p>23448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23448.9">
            <text:p>23448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1259">
            <text:p>0,113</text:p>
          </table:table-cell>
          <table:table-cell table:style-name="ce12N2" office:value-type="float" office:value="204.6">
            <text:p>204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3.448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0">
            <text:p>5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448.9">
            <text:p>23448,90</text:p>
          </table:table-cell>
          <table:table-cell table:style-name="ce12N2" office:value-type="float" office:value="696.44">
            <text:p>696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473.37">
            <text:p>473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703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0/04/2026</text:p>
          </table:table-cell>
          <table:table-cell table:style-name="ce12" office:value-type="string" calcext:value-type="string">
            <text:p>473,37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20927514000102550010000050421984095200</text:p>
          </table:table-cell>
          <table:table-cell table:style-name="ce0" office:value-type="string" calcext:value-type="string">
            <text:p>3526041138956500020057005000397703100083890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2">
            <text:p>305792</text:p>
          </table:table-cell>
          <table:table-cell table:style-name="ce0" table:number-columns-spanned="4" table:number-rows-spanned="1" office:value-type="string" calcext:value-type="string">
            <text:p>1.551 - LEF PISOS E REVESTIMENTOS S.A</text:p>
          </table:table-cell>
          <table:covered-table-cell table:number-columns-repeated="3"/>
          <table:table-cell table:style-name="ce0" office:value-type="string" calcext:value-type="string">
            <text:p>1.210.70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63.93">
            <text:p>24563,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405.3">
            <text:p>24405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90214">
            <text:p>2,902</text:p>
          </table:table-cell>
          <table:table-cell table:style-name="ce12N2" office:value-type="float" office:value="29704.5">
            <text:p>29704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.563,9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7.71">
            <text:p>97,71</text:p>
          </table:table-cell>
          <table:table-cell table:style-name="ce0" office:value-type="string" calcext:value-type="string">
            <text:p>2 - FILIAL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58.63">
            <text:p>158,63</text:p>
          </table:table-cell>
          <table:table-cell table:style-name="ce12N2" office:value-type="float" office:value="25047">
            <text:p>25047,00</text:p>
          </table:table-cell>
          <table:table-cell table:style-name="ce12N2" office:value-type="float" office:value="1753.29">
            <text:p>1753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44238800001455500300121070010770614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3">
            <text:p>30579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39.27">
            <text:p>3839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790">
            <text:p>379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6.6">
            <text:p>66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39,2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49.27">
            <text:p>49,27</text:p>
          </table:table-cell>
          <table:table-cell table:style-name="ce12N2" office:value-type="float" office:value="3790">
            <text:p>3790,00</text:p>
          </table:table-cell>
          <table:table-cell table:style-name="ce12N2" office:value-type="float" office:value="151.6">
            <text:p>15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715622359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4">
            <text:p>30579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34.29">
            <text:p>7834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576.8">
            <text:p>7576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9232">
            <text:p>0,139</text:p>
          </table:table-cell>
          <table:table-cell table:style-name="ce12N2" office:value-type="float" office:value="13.09">
            <text:p>13,0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834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57.49">
            <text:p>257,49</text:p>
          </table:table-cell>
          <table:table-cell table:style-name="ce12N2" office:value-type="float" office:value="7576.8">
            <text:p>7576,80</text:p>
          </table:table-cell>
          <table:table-cell table:style-name="ce12N2" office:value-type="float" office:value="411.53">
            <text:p>41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6195091547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5">
            <text:p>30579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1.82">
            <text:p>131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3.77">
            <text:p>123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3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1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8.05">
            <text:p>8,05</text:p>
          </table:table-cell>
          <table:table-cell table:style-name="ce12N2" office:value-type="float" office:value="123.77">
            <text:p>123,77</text:p>
          </table:table-cell>
          <table:table-cell table:style-name="ce12N2" office:value-type="float" office:value="4.95">
            <text:p>4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518174016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6">
            <text:p>30579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08.23">
            <text:p>1408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22.28">
            <text:p>1322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56">
            <text:p>0,011</text:p>
          </table:table-cell>
          <table:table-cell table:style-name="ce12N2" office:value-type="float" office:value="1.22">
            <text:p>1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08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85.95">
            <text:p>85,95</text:p>
          </table:table-cell>
          <table:table-cell table:style-name="ce12N2" office:value-type="float" office:value="1322.28">
            <text:p>1322,28</text:p>
          </table:table-cell>
          <table:table-cell table:style-name="ce12N2" office:value-type="float" office:value="92.56">
            <text:p>92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415875368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7">
            <text:p>30579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961.16">
            <text:p>496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961.16">
            <text:p>496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656">
            <text:p>0,047</text:p>
          </table:table-cell>
          <table:table-cell table:style-name="ce12N2" office:value-type="float" office:value="0.43">
            <text:p>0,4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96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961.16">
            <text:p>4961,16</text:p>
          </table:table-cell>
          <table:table-cell table:style-name="ce12N2" office:value-type="float" office:value="347.28">
            <text:p>347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318829228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8">
            <text:p>30579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218.22">
            <text:p>9218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18.22">
            <text:p>9218,2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">
            <text:p>0,011</text:p>
          </table:table-cell>
          <table:table-cell table:style-name="ce12N2" office:value-type="float" office:value="14.18">
            <text:p>14,1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218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218.22">
            <text:p>9218,22</text:p>
          </table:table-cell>
          <table:table-cell table:style-name="ce12N2" office:value-type="float" office:value="645.28">
            <text:p>64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212957591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9">
            <text:p>30579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53.72">
            <text:p>1653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53.72">
            <text:p>1653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552">
            <text:p>0,016</text:p>
          </table:table-cell>
          <table:table-cell table:style-name="ce12N2" office:value-type="float" office:value="0.14">
            <text:p>0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53,7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53.72">
            <text:p>1653,72</text:p>
          </table:table-cell>
          <table:table-cell table:style-name="ce12N2" office:value-type="float" office:value="115.76">
            <text:p>115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113360618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0">
            <text:p>30580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8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7.52">
            <text:p>3257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57.52">
            <text:p>3257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3164">
            <text:p>0,133</text:p>
          </table:table-cell>
          <table:table-cell table:style-name="ce12N2" office:value-type="float" office:value="20.71">
            <text:p>20,7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57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12">
            <text:p>1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57.52">
            <text:p>3257,52</text:p>
          </table:table-cell>
          <table:table-cell table:style-name="ce12N2" office:value-type="float" office:value="228.03">
            <text:p>228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010762445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1">
            <text:p>30580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8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28.79">
            <text:p>1628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28.79">
            <text:p>1628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582">
            <text:p>0,067</text:p>
          </table:table-cell>
          <table:table-cell table:style-name="ce12N2" office:value-type="float" office:value="10.35">
            <text:p>10,3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28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12">
            <text:p>1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28.79">
            <text:p>1628,79</text:p>
          </table:table-cell>
          <table:table-cell table:style-name="ce12N2" office:value-type="float" office:value="114.02">
            <text:p>114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0919571340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2">
            <text:p>30580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6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60.79">
            <text:p>2960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780.09">
            <text:p>2780,0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99">
            <text:p>0,067</text:p>
          </table:table-cell>
          <table:table-cell table:style-name="ce12N2" office:value-type="float" office:value="5.6">
            <text:p>5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60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80.7">
            <text:p>180,70</text:p>
          </table:table-cell>
          <table:table-cell table:style-name="ce12N2" office:value-type="float" office:value="2780.09">
            <text:p>2780,09</text:p>
          </table:table-cell>
          <table:table-cell table:style-name="ce12N2" office:value-type="float" office:value="111.21">
            <text:p>111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08178985390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4">
            <text:p>30580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0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76.16">
            <text:p>207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76.16">
            <text:p>2076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316">
            <text:p>0,011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76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76.16">
            <text:p>2076,16</text:p>
          </table:table-cell>
          <table:table-cell table:style-name="ce12N2" office:value-type="float" office:value="145.33">
            <text:p>14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0614792878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5">
            <text:p>30580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8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194.54">
            <text:p>619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16.47">
            <text:p>5816,4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32894">
            <text:p>0,133</text:p>
          </table:table-cell>
          <table:table-cell table:style-name="ce12N2" office:value-type="float" office:value="14.14">
            <text:p>14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194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12">
            <text:p>1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378.07">
            <text:p>378,07</text:p>
          </table:table-cell>
          <table:table-cell table:style-name="ce12N2" office:value-type="float" office:value="5816.47">
            <text:p>5816,47</text:p>
          </table:table-cell>
          <table:table-cell table:style-name="ce12N2" office:value-type="float" office:value="407.15">
            <text:p>407,1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0512569423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7">
            <text:p>305807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6.4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98.88">
            <text:p>1698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619.46">
            <text:p>1619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1011">
            <text:p>0,110</text:p>
          </table:table-cell>
          <table:table-cell table:style-name="ce12N2" office:value-type="float" office:value="104.7">
            <text:p>104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98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6">
            <text:p>2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79.42">
            <text:p>79,42</text:p>
          </table:table-cell>
          <table:table-cell table:style-name="ce12N2" office:value-type="float" office:value="1619.46">
            <text:p>1619,46</text:p>
          </table:table-cell>
          <table:table-cell table:style-name="ce12N2" office:value-type="float" office:value="93.92">
            <text:p>93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648515684249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18">
            <text:p>305818</text:p>
          </table:table-cell>
          <table:table-cell table:style-name="ce0" table:number-columns-spanned="4" table:number-rows-spanned="1" office:value-type="string" calcext:value-type="string">
            <text:p>12.902 - CORDOARIA BRASIL INDUSTRIA E COMERCIO DE CORDAS EIRELI</text:p>
          </table:table-cell>
          <table:covered-table-cell table:number-columns-repeated="3"/>
          <table:table-cell table:style-name="ce0" office:value-type="string" calcext:value-type="string">
            <text:p>49.25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76.44">
            <text:p>2776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776.44">
            <text:p>2776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1326">
            <text:p>0,091</text:p>
          </table:table-cell>
          <table:table-cell table:style-name="ce12N2" office:value-type="float" office:value="5461.88">
            <text:p>5461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76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76.44">
            <text:p>2776,44</text:p>
          </table:table-cell>
          <table:table-cell table:style-name="ce12N2" office:value-type="float" office:value="194.35">
            <text:p>194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94546240001535500100004925718279226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19">
            <text:p>305819</text:p>
          </table:table-cell>
          <table:table-cell table:style-name="ce0" table:number-columns-spanned="4" table:number-rows-spanned="1" office:value-type="string" calcext:value-type="string">
            <text:p>12.193 - AC VENT INDUSTRIA ELETROMECANICA LTDA</text:p>
          </table:table-cell>
          <table:covered-table-cell table:number-columns-repeated="3"/>
          <table:table-cell table:style-name="ce0" office:value-type="string" calcext:value-type="string">
            <text:p>14.7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468.22">
            <text:p>28468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7572.12">
            <text:p>27572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6537">
            <text:p>0,654</text:p>
          </table:table-cell>
          <table:table-cell table:style-name="ce12N2" office:value-type="float" office:value="507">
            <text:p>507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8.468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896.1">
            <text:p>896,10</text:p>
          </table:table-cell>
          <table:table-cell table:style-name="ce12N2" office:value-type="float" office:value="27572.12">
            <text:p>27572,12</text:p>
          </table:table-cell>
          <table:table-cell table:style-name="ce12N2" office:value-type="float" office:value="1930.05">
            <text:p>1930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74113080001795500100001472312068913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4">
            <text:p>305824</text:p>
          </table:table-cell>
          <table:table-cell table:style-name="ce0" table:number-columns-spanned="4" table:number-rows-spanned="1" office:value-type="string" calcext:value-type="string">
            <text:p>1.871 - TRAMONTINA ELETRIK S.A.</text:p>
          </table:table-cell>
          <table:covered-table-cell table:number-columns-repeated="3"/>
          <table:table-cell table:style-name="ce0" office:value-type="string" calcext:value-type="string">
            <text:p>908.1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96.62">
            <text:p>3896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76.98">
            <text:p>3876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16">
            <text:p>0,008</text:p>
          </table:table-cell>
          <table:table-cell table:style-name="ce12N2" office:value-type="float" office:value="54.72">
            <text:p>54,7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96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6">
            <text:p>2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9.64">
            <text:p>19,64</text:p>
          </table:table-cell>
          <table:table-cell table:style-name="ce12N2" office:value-type="float" office:value="3876.98">
            <text:p>3876,98</text:p>
          </table:table-cell>
          <table:table-cell table:style-name="ce12N2" office:value-type="float" office:value="155.08">
            <text:p>155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86740800001015500100090819515684420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5">
            <text:p>30582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6.98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15.1">
            <text:p>2115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27.2">
            <text:p>19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">
            <text:p>0,003</text:p>
          </table:table-cell>
          <table:table-cell table:style-name="ce12N2" office:value-type="float" office:value="0.08">
            <text:p>0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115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4.76">
            <text:p>54,7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87.9">
            <text:p>187,90</text:p>
          </table:table-cell>
          <table:table-cell table:style-name="ce12N2" office:value-type="float" office:value="1927.2">
            <text:p>1927,20</text:p>
          </table:table-cell>
          <table:table-cell table:style-name="ce12N2" office:value-type="float" office:value="134.9">
            <text:p>13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698819086821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6">
            <text:p>30582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47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996.5">
            <text:p>9996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996.5">
            <text:p>9996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9">
            <text:p>0,009</text:p>
          </table:table-cell>
          <table:table-cell table:style-name="ce12N2" office:value-type="float" office:value="82.5">
            <text:p>8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996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996.5">
            <text:p>9996,50</text:p>
          </table:table-cell>
          <table:table-cell table:style-name="ce12N2" office:value-type="float" office:value="699.76">
            <text:p>699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47216197769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30">
            <text:p>30583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32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63">
            <text:p>2963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63">
            <text:p>296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41">
            <text:p>0,074</text:p>
          </table:table-cell>
          <table:table-cell table:style-name="ce12N2" office:value-type="float" office:value="9.37">
            <text:p>9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63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63">
            <text:p>2963,00</text:p>
          </table:table-cell>
          <table:table-cell table:style-name="ce12N2" office:value-type="float" office:value="207.41">
            <text:p>207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320144312664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31">
            <text:p>305831</text:p>
          </table:table-cell>
          <table:table-cell table:style-name="ce0" table:number-columns-spanned="4" table:number-rows-spanned="1" office:value-type="string" calcext:value-type="string">
            <text:p>10.927 - TIGRE MATERIAIS E SOLUCOES PARA CONSTRUCAO LTDA</text:p>
          </table:table-cell>
          <table:covered-table-cell table:number-columns-repeated="3"/>
          <table:table-cell table:style-name="ce0" office:value-type="string" calcext:value-type="string">
            <text:p>2.013.7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690.98">
            <text:p>16690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6690.98">
            <text:p>16690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.067446">
            <text:p>9,067</text:p>
          </table:table-cell>
          <table:table-cell table:style-name="ce12N2" office:value-type="float" office:value="1068.06">
            <text:p>1068,0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690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690.98">
            <text:p>16690,98</text:p>
          </table:table-cell>
          <table:table-cell table:style-name="ce12N2" office:value-type="float" office:value="1168.37">
            <text:p>1168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8625300011225500100201378514624015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32">
            <text:p>305832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3.09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0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40.16">
            <text:p>2540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40.16">
            <text:p>2540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584">
            <text:p>0,038</text:p>
          </table:table-cell>
          <table:table-cell table:style-name="ce12N2" office:value-type="float" office:value="6.39">
            <text:p>6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40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40.16">
            <text:p>2540,16</text:p>
          </table:table-cell>
          <table:table-cell table:style-name="ce12N2" office:value-type="float" office:value="177.81">
            <text:p>177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309219339431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57">
            <text:p>305857</text:p>
          </table:table-cell>
          <table:table-cell table:style-name="ce0" table:number-columns-spanned="4" table:number-rows-spanned="1" office:value-type="string" calcext:value-type="string">
            <text:p>18.718 - TOTALSAFE IND E COM. DE EQUIP. DE SEGURANCA LTDA</text:p>
          </table:table-cell>
          <table:covered-table-cell table:number-columns-repeated="3"/>
          <table:table-cell table:style-name="ce0" office:value-type="string" calcext:value-type="string">
            <text:p>15.40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029.7">
            <text:p>16029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5945.2">
            <text:p>15945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06535">
            <text:p>0,807</text:p>
          </table:table-cell>
          <table:table-cell table:style-name="ce12N2" office:value-type="float" office:value="269.28">
            <text:p>269,2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029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84.5">
            <text:p>84,50</text:p>
          </table:table-cell>
          <table:table-cell table:style-name="ce12N2" office:value-type="float" office:value="15945.2">
            <text:p>15945,20</text:p>
          </table:table-cell>
          <table:table-cell table:style-name="ce12N2" office:value-type="float" office:value="1065.47">
            <text:p>1065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323.59">
            <text:p>32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926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3/04/2026</text:p>
          </table:table-cell>
          <table:table-cell table:style-name="ce12" office:value-type="string" calcext:value-type="string">
            <text:p>323,59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35260415576998000144550010000154021000358573</text:p>
          </table:table-cell>
          <table:table-cell table:style-name="ce0" office:value-type="string" calcext:value-type="string">
            <text:p>35260411389565000200570050003979261000841289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58">
            <text:p>305858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85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94.9">
            <text:p>1994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94.9">
            <text:p>1994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8449">
            <text:p>0,184</text:p>
          </table:table-cell>
          <table:table-cell table:style-name="ce12N2" office:value-type="float" office:value="107.82">
            <text:p>107,8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94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94.9">
            <text:p>1994,90</text:p>
          </table:table-cell>
          <table:table-cell table:style-name="ce12N2" office:value-type="float" office:value="139.64">
            <text:p>139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85716061749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59">
            <text:p>305859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85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98">
            <text:p>79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8">
            <text:p>798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3796">
            <text:p>0,074</text:p>
          </table:table-cell>
          <table:table-cell table:style-name="ce12N2" office:value-type="float" office:value="43.13">
            <text:p>43,1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98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98">
            <text:p>798,00</text:p>
          </table:table-cell>
          <table:table-cell table:style-name="ce12N2" office:value-type="float" office:value="55.86">
            <text:p>5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85616535802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0">
            <text:p>305860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85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43.2">
            <text:p>1143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43.2">
            <text:p>1143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2116">
            <text:p>0,321</text:p>
          </table:table-cell>
          <table:table-cell table:style-name="ce12N2" office:value-type="float" office:value="70.6">
            <text:p>70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43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43.2">
            <text:p>1143,20</text:p>
          </table:table-cell>
          <table:table-cell table:style-name="ce12N2" office:value-type="float" office:value="80.02">
            <text:p>80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85514557235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3">
            <text:p>305863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8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0.92">
            <text:p>5800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00.92">
            <text:p>5800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82944">
            <text:p>0,829</text:p>
          </table:table-cell>
          <table:table-cell table:style-name="ce12N2" office:value-type="float" office:value="240">
            <text:p>24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0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00.92">
            <text:p>5800,92</text:p>
          </table:table-cell>
          <table:table-cell table:style-name="ce12N2" office:value-type="float" office:value="406.06">
            <text:p>406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85316073419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73">
            <text:p>305873</text:p>
          </table:table-cell>
          <table:table-cell table:style-name="ce0" table:number-columns-spanned="4" table:number-rows-spanned="1" office:value-type="string" calcext:value-type="string">
            <text:p>5.770 - WD-40 COMPANY BRASIL LTDA</text:p>
          </table:table-cell>
          <table:covered-table-cell table:number-columns-repeated="3"/>
          <table:table-cell table:style-name="ce0" office:value-type="string" calcext:value-type="string">
            <text:p>108.502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153.99">
            <text:p>45153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1376.4">
            <text:p>31376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68">
            <text:p>0,005</text:p>
          </table:table-cell>
          <table:table-cell table:style-name="ce12N2" office:value-type="float" office:value="190.32">
            <text:p>190,3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.153,9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3059.21">
            <text:p>3059,21</text:p>
          </table:table-cell>
          <table:table-cell table:style-name="ce12N2" office:value-type="float" office:value="31376.4">
            <text:p>31376,40</text:p>
          </table:table-cell>
          <table:table-cell table:style-name="ce12N2" office:value-type="float" office:value="2196.34">
            <text:p>2196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64573.64">
            <text:p>64573,64</text:p>
          </table:table-cell>
          <table:table-cell table:style-name="ce12N2" office:value-type="float" office:value="10718.38">
            <text:p>10718,38</text:p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403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22607690001745500200010850210264108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77">
            <text:p>305877</text:p>
          </table:table-cell>
          <table:table-cell table:style-name="ce0" table:number-columns-spanned="4" table:number-rows-spanned="1" office:value-type="string" calcext:value-type="string">
            <text:p>36.654 - AZIMUT ALUMINIOS LTDA</text:p>
          </table:table-cell>
          <table:covered-table-cell table:number-columns-repeated="3"/>
          <table:table-cell table:style-name="ce0" office:value-type="string" calcext:value-type="string">
            <text:p>8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602.49">
            <text:p>21602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21602.49">
            <text:p>21602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0.308822">
            <text:p>10,309</text:p>
          </table:table-cell>
          <table:table-cell table:style-name="ce12N2" office:value-type="float" office:value="600.2">
            <text:p>600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602,4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1">
            <text:p>2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602.49">
            <text:p>21602,49</text:p>
          </table:table-cell>
          <table:table-cell table:style-name="ce12N2" office:value-type="float" office:value="1512.16">
            <text:p>1512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87849210001585500100000008419306600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78">
            <text:p>305878</text:p>
          </table:table-cell>
          <table:table-cell table:style-name="ce0" table:number-columns-spanned="4" table:number-rows-spanned="1" office:value-type="string" calcext:value-type="string">
            <text:p>35.307 - I.F.C. INDUSTRIA E COMERCIO DE CONDUTORES ELETRICOS LTDA</text:p>
          </table:table-cell>
          <table:covered-table-cell table:number-columns-repeated="3"/>
          <table:table-cell table:style-name="ce0" office:value-type="string" calcext:value-type="string">
            <text:p>472.3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0293.48">
            <text:p>13029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30293.48">
            <text:p>130293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91.6193">
            <text:p>91,619</text:p>
          </table:table-cell>
          <table:table-cell table:style-name="ce12N2" office:value-type="float" office:value="1961.9">
            <text:p>1961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0.29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0293.48">
            <text:p>130293,48</text:p>
          </table:table-cell>
          <table:table-cell table:style-name="ce12N2" office:value-type="float" office:value="9120.54">
            <text:p>9120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25440420001195500100047232816447869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07">
            <text:p>305907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3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60.38">
            <text:p>96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60.38">
            <text:p>960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969408">
            <text:p>0,969</text:p>
          </table:table-cell>
          <table:table-cell table:style-name="ce12N2" office:value-type="float" office:value="47.08">
            <text:p>4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60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60.38">
            <text:p>960,38</text:p>
          </table:table-cell>
          <table:table-cell table:style-name="ce12N2" office:value-type="float" office:value="38.42">
            <text:p>38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31914425862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0">
            <text:p>305910</text:p>
          </table:table-cell>
          <table:table-cell table:style-name="ce0" table:number-columns-spanned="4" table:number-rows-spanned="1" office:value-type="string" calcext:value-type="string">
            <text:p>32.660 - DEXCO S.A</text:p>
          </table:table-cell>
          <table:covered-table-cell table:number-columns-repeated="3"/>
          <table:table-cell table:style-name="ce0" office:value-type="string" calcext:value-type="string">
            <text:p>43.7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75.88">
            <text:p>4075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75.88">
            <text:p>407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718496">
            <text:p>1,718</text:p>
          </table:table-cell>
          <table:table-cell table:style-name="ce12N2" office:value-type="float" office:value="100.98">
            <text:p>100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075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75.88">
            <text:p>4075,88</text:p>
          </table:table-cell>
          <table:table-cell table:style-name="ce12N2" office:value-type="float" office:value="163.04">
            <text:p>163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59635500100004373513592156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1">
            <text:p>305911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2.852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910.88">
            <text:p>31910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0923.52">
            <text:p>30923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149598">
            <text:p>3,150</text:p>
          </table:table-cell>
          <table:table-cell table:style-name="ce12N2" office:value-type="float" office:value="1587">
            <text:p>1587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910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987.36">
            <text:p>987,36</text:p>
          </table:table-cell>
          <table:table-cell table:style-name="ce12N2" office:value-type="float" office:value="30923.52">
            <text:p>30923,52</text:p>
          </table:table-cell>
          <table:table-cell table:style-name="ce12N2" office:value-type="float" office:value="2164.64">
            <text:p>2164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2852178487118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3">
            <text:p>305913</text:p>
          </table:table-cell>
          <table:table-cell table:style-name="ce0" table:number-columns-spanned="4" table:number-rows-spanned="1" office:value-type="string" calcext:value-type="string">
            <text:p>13.604 - FISCHER BRASIL INDUSTRIA E COMERCIO LTDA</text:p>
          </table:table-cell>
          <table:covered-table-cell table:number-columns-repeated="3"/>
          <table:table-cell table:style-name="ce0" office:value-type="string" calcext:value-type="string">
            <text:p>116.543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708.55">
            <text:p>24708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">
            <text:p>17,00</text:p>
          </table:table-cell>
          <table:table-cell table:style-name="ce12N2" office:value-type="float" office:value="23376.22">
            <text:p>23376,2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88537">
            <text:p>0,489</text:p>
          </table:table-cell>
          <table:table-cell table:style-name="ce12N2" office:value-type="float" office:value="199.2">
            <text:p>199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.708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1">
            <text:p>4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332.33">
            <text:p>1332,33</text:p>
          </table:table-cell>
          <table:table-cell table:style-name="ce12N2" office:value-type="float" office:value="23376.22">
            <text:p>23376,22</text:p>
          </table:table-cell>
          <table:table-cell table:style-name="ce12N2" office:value-type="float" office:value="1568.07">
            <text:p>1568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33471960005785500500011654312069140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8">
            <text:p>305918</text:p>
          </table:table-cell>
          <table:table-cell table:style-name="ce0" table:number-columns-spanned="4" table:number-rows-spanned="1" office:value-type="string" calcext:value-type="string">
            <text:p>27.111 - NEWFIX INDUSTRIA E COMERCIO LTDA .</text:p>
          </table:table-cell>
          <table:covered-table-cell table:number-columns-repeated="3"/>
          <table:table-cell table:style-name="ce0" office:value-type="string" calcext:value-type="string">
            <text:p>390.520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890.88">
            <text:p>29890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8950">
            <text:p>2895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6">
            <text:p>6,000</text:p>
          </table:table-cell>
          <table:table-cell table:style-name="ce12N2" office:value-type="float" office:value="3000">
            <text:p>30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890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53">
            <text:p>44,53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940.88">
            <text:p>940,88</text:p>
          </table:table-cell>
          <table:table-cell table:style-name="ce12N2" office:value-type="float" office:value="28950">
            <text:p>28950,00</text:p>
          </table:table-cell>
          <table:table-cell table:style-name="ce12N2" office:value-type="float" office:value="1158">
            <text:p>1158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40249140001435500300039052014393260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9">
            <text:p>30591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776.28">
            <text:p>2477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3600.28">
            <text:p>23600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92032">
            <text:p>0,292</text:p>
          </table:table-cell>
          <table:table-cell table:style-name="ce12N2" office:value-type="float" office:value="80.42">
            <text:p>80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.776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176">
            <text:p>1176,00</text:p>
          </table:table-cell>
          <table:table-cell table:style-name="ce12N2" office:value-type="float" office:value="23600.28">
            <text:p>23600,28</text:p>
          </table:table-cell>
          <table:table-cell table:style-name="ce12N2" office:value-type="float" office:value="1109.25">
            <text:p>1109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010098802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0">
            <text:p>30592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5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440.35">
            <text:p>6440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047.28">
            <text:p>6047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078">
            <text:p>0,066</text:p>
          </table:table-cell>
          <table:table-cell table:style-name="ce12N2" office:value-type="float" office:value="29.53">
            <text:p>29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440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393.07">
            <text:p>393,07</text:p>
          </table:table-cell>
          <table:table-cell table:style-name="ce12N2" office:value-type="float" office:value="6047.28">
            <text:p>6047,28</text:p>
          </table:table-cell>
          <table:table-cell table:style-name="ce12N2" office:value-type="float" office:value="241.89">
            <text:p>241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5914817314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1">
            <text:p>30592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5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48.35">
            <text:p>8348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606.7">
            <text:p>7606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8425">
            <text:p>0,384</text:p>
          </table:table-cell>
          <table:table-cell table:style-name="ce12N2" office:value-type="float" office:value="7.31">
            <text:p>7,3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48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41.65">
            <text:p>741,65</text:p>
          </table:table-cell>
          <table:table-cell table:style-name="ce12N2" office:value-type="float" office:value="7606.7">
            <text:p>7606,70</text:p>
          </table:table-cell>
          <table:table-cell table:style-name="ce12N2" office:value-type="float" office:value="304.27">
            <text:p>304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5818557893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2">
            <text:p>30592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5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17/08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73.36">
            <text:p>117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73.36">
            <text:p>1173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192">
            <text:p>0,003</text:p>
          </table:table-cell>
          <table:table-cell table:style-name="ce12N2" office:value-type="float" office:value="5.48">
            <text:p>5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73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12">
            <text:p>1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73.36">
            <text:p>1173,36</text:p>
          </table:table-cell>
          <table:table-cell table:style-name="ce12N2" office:value-type="float" office:value="82.14">
            <text:p>82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5713443463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3">
            <text:p>30592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5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923.46">
            <text:p>6923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00.9">
            <text:p>6500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469">
            <text:p>0,075</text:p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923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422.56">
            <text:p>422,56</text:p>
          </table:table-cell>
          <table:table-cell table:style-name="ce12N2" office:value-type="float" office:value="6500.9">
            <text:p>6500,90</text:p>
          </table:table-cell>
          <table:table-cell table:style-name="ce12N2" office:value-type="float" office:value="455.06">
            <text:p>455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5419019920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4">
            <text:p>30592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59.59">
            <text:p>2059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59.59">
            <text:p>2059,5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1501">
            <text:p>0,082</text:p>
          </table:table-cell>
          <table:table-cell table:style-name="ce12N2" office:value-type="float" office:value="17.36">
            <text:p>17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59,5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77.31">
            <text:p>1577,31</text:p>
          </table:table-cell>
          <table:table-cell table:style-name="ce12N2" office:value-type="float" office:value="103.08">
            <text:p>103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5313960253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5">
            <text:p>30592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5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21.88">
            <text:p>2321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21.88">
            <text:p>2321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538">
            <text:p>0,033</text:p>
          </table:table-cell>
          <table:table-cell table:style-name="ce12N2" office:value-type="float" office:value="6.6">
            <text:p>6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21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04.96">
            <text:p>1704,96</text:p>
          </table:table-cell>
          <table:table-cell table:style-name="ce12N2" office:value-type="float" office:value="119.35">
            <text:p>119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5214901620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7">
            <text:p>30592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5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0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1.5">
            <text:p>291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3.71">
            <text:p>273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778">
            <text:p>0,006</text:p>
          </table:table-cell>
          <table:table-cell table:style-name="ce12N2" office:value-type="float" office:value="0.61">
            <text:p>0,6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1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9">
            <text:p>17,79</text:p>
          </table:table-cell>
          <table:table-cell table:style-name="ce12N2" office:value-type="float" office:value="273.71">
            <text:p>273,71</text:p>
          </table:table-cell>
          <table:table-cell table:style-name="ce12N2" office:value-type="float" office:value="19.16">
            <text:p>19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5118927874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9">
            <text:p>305929</text:p>
          </table:table-cell>
          <table:table-cell table:style-name="ce0" table:number-columns-spanned="4" table:number-rows-spanned="1" office:value-type="string" calcext:value-type="string">
            <text:p>781 - TUPY S.A</text:p>
          </table:table-cell>
          <table:covered-table-cell table:number-columns-repeated="3"/>
          <table:table-cell table:style-name="ce0" office:value-type="string" calcext:value-type="string">
            <text:p>609.047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077.5">
            <text:p>17077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16539.96">
            <text:p>16539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55227">
            <text:p>0,155</text:p>
          </table:table-cell>
          <table:table-cell table:style-name="ce12N2" office:value-type="float" office:value="210.19">
            <text:p>210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7.077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">
            <text:p>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537.54">
            <text:p>537,54</text:p>
          </table:table-cell>
          <table:table-cell table:style-name="ce12N2" office:value-type="float" office:value="16539.96">
            <text:p>16539,96</text:p>
          </table:table-cell>
          <table:table-cell table:style-name="ce12N2" office:value-type="float" office:value="1157.8">
            <text:p>1157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46833740003005500300060904719988376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4">
            <text:p>305934</text:p>
          </table:table-cell>
          <table:table-cell table:style-name="ce0" table:number-columns-spanned="4" table:number-rows-spanned="1" office:value-type="string" calcext:value-type="string">
            <text:p>10.937 - ROBERT BOSCH LIMITADA</text:p>
          </table:table-cell>
          <table:covered-table-cell table:number-columns-repeated="3"/>
          <table:table-cell table:style-name="ce0" office:value-type="string" calcext:value-type="string">
            <text:p>1.257.111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6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1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26.35">
            <text:p>1326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239.66">
            <text:p>1239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092">
            <text:p>0,032</text:p>
          </table:table-cell>
          <table:table-cell table:style-name="ce12N2" office:value-type="float" office:value="85">
            <text:p>8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326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0">
            <text:p>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86.69">
            <text:p>86,69</text:p>
          </table:table-cell>
          <table:table-cell table:style-name="ce12N2" office:value-type="float" office:value="1239.66">
            <text:p>1239,66</text:p>
          </table:table-cell>
          <table:table-cell table:style-name="ce12N2" office:value-type="float" office:value="49.59">
            <text:p>49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459901810032855500200125711114374261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5">
            <text:p>30593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7141805693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9">
            <text:p>305939</text:p>
          </table:table-cell>
          <table:table-cell table:style-name="ce0" table:number-columns-spanned="4" table:number-rows-spanned="1" office:value-type="string" calcext:value-type="string">
            <text:p>16.404 - GARRA DISTRIBUIDORA DE FUNDIDOS EIRELI</text:p>
          </table:table-cell>
          <table:covered-table-cell table:number-columns-repeated="3"/>
          <table:table-cell table:style-name="ce0" office:value-type="string" calcext:value-type="string">
            <text:p>5.7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76.8">
            <text:p>10076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0076.8">
            <text:p>10076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16">
            <text:p>0,022</text:p>
          </table:table-cell>
          <table:table-cell table:style-name="ce12N2" office:value-type="float" office:value="45.1">
            <text:p>45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076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7">
            <text:p>17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076.82">
            <text:p>10076,82</text:p>
          </table:table-cell>
          <table:table-cell table:style-name="ce12N2" office:value-type="float" office:value="397.02">
            <text:p>397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12604178097140001485500100000577019134007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3">
            <text:p>30595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313408256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6">
            <text:p>305976</text:p>
          </table:table-cell>
          <table:table-cell table:style-name="ce0" table:number-columns-spanned="4" table:number-rows-spanned="1" office:value-type="string" calcext:value-type="string">
            <text:p>33.560 - ILUMATIC S A ILUMINACAO E ELETROMETALURGICA</text:p>
          </table:table-cell>
          <table:covered-table-cell table:number-columns-repeated="3"/>
          <table:table-cell table:style-name="ce0" office:value-type="string" calcext:value-type="string">
            <text:p>7.1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665.12">
            <text:p>14665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362.3">
            <text:p>13362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665,1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302.82">
            <text:p>1302,82</text:p>
          </table:table-cell>
          <table:table-cell table:style-name="ce12N2" office:value-type="float" office:value="14665.12">
            <text:p>14665,12</text:p>
          </table:table-cell>
          <table:table-cell table:style-name="ce12N2" office:value-type="float" office:value="1026.56">
            <text:p>1026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612762260003765500100000713917905592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8">
            <text:p>305978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7.441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479.59">
            <text:p>9479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8733.7">
            <text:p>8733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9073">
            <text:p>0,291</text:p>
          </table:table-cell>
          <table:table-cell table:style-name="ce12N2" office:value-type="float" office:value="35.44">
            <text:p>35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479,5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45.89">
            <text:p>745,89</text:p>
          </table:table-cell>
          <table:table-cell table:style-name="ce12N2" office:value-type="float" office:value="8733.7">
            <text:p>8733,70</text:p>
          </table:table-cell>
          <table:table-cell table:style-name="ce12N2" office:value-type="float" office:value="593.28">
            <text:p>593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744114829398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211">
            <text:p>211,00</text:p>
          </table:table-cell>
          <table:table-cell table:style-name="ce26N2" office:value-type="float" office:value="3600.01">
            <text:p>3600,0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94897.73">
            <text:p>94897,73</text:p>
          </table:table-cell>
          <table:table-cell table:style-name="ce26N2" office:value-type="float" office:value="5761969.78">
            <text:p>5761969,78</text:p>
          </table:table-cell>
          <table:table-cell table:style-name="ce26N2" office:value-type="float" office:value="358281.31">
            <text:p>358281,3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796.96">
            <text:p>796,96</text:p>
          </table:table-cell>
          <table:table-cell table:style-name="ce26N2" office:value-type="float" office:value="5911576.55">
            <text:p>5911576,5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95550.42">
            <text:p>95550,42</text:p>
          </table:table-cell>
          <table:table-cell table:style-name="ce26N2" office:value-type="float" office:value="16198.34">
            <text:p>16198,3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9202.533076">
            <text:p>9202,533</text:p>
          </table:table-cell>
          <table:table-cell table:style-name="ce26N2" office:value-type="float" office:value="5804080.49">
            <text:p>5804080,49</text:p>
          </table:table-cell>
          <table:table-cell table:style-name="ce26N2" office:value-type="float" office:value="5911576.55">
            <text:p>5911576,5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309404.04">
            <text:p>309404,0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9.66">
            <text:p>49,6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OBJETIV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232" meta:object-count="0"/>
    <meta:generator>LibreOffice/4.3.0.4$Windows_x86 LibreOffice_project/62ad5818884a2fc2e5780dd45466868d41009ec0</meta:generator>
  </office:meta>
</office:document-meta>
</file>